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1823ec3" officeooo:paragraph-rsid="01823ec3"/>
    </style:style>
    <style:style style:name="P3" style:family="paragraph" style:parent-style-name="Text_20_body">
      <style:paragraph-properties fo:text-align="justify" style:justify-single-word="false"/>
      <style:text-properties officeooo:rsid="0185c40f" officeooo:paragraph-rsid="01881bc2"/>
    </style:style>
    <style:style style:name="P4" style:family="paragraph" style:parent-style-name="Text_20_body">
      <style:paragraph-properties fo:text-align="justify" style:justify-single-word="false"/>
      <style:text-properties officeooo:rsid="0186f8a6" officeooo:paragraph-rsid="018d6ac2"/>
    </style:style>
    <style:style style:name="P5" style:family="paragraph" style:parent-style-name="Text_20_body">
      <style:paragraph-properties fo:text-align="justify" style:justify-single-word="false"/>
      <style:text-properties officeooo:rsid="01881bc2" officeooo:paragraph-rsid="018f1271"/>
    </style:style>
    <style:style style:name="P6" style:family="paragraph" style:parent-style-name="Text_20_body">
      <style:paragraph-properties fo:text-align="justify" style:justify-single-word="false"/>
      <style:text-properties officeooo:rsid="018e0d0e" officeooo:paragraph-rsid="018e0d0e"/>
    </style:style>
    <style:style style:name="P7" style:family="paragraph" style:parent-style-name="Text_20_body">
      <style:paragraph-properties fo:text-align="justify" style:justify-single-word="false"/>
      <style:text-properties officeooo:rsid="01906b6b" officeooo:paragraph-rsid="01906b6b"/>
    </style:style>
    <style:style style:name="P8" style:family="paragraph" style:parent-style-name="Text_20_body">
      <style:paragraph-properties fo:text-align="justify" style:justify-single-word="false"/>
      <style:text-properties officeooo:rsid="0189e5f1" officeooo:paragraph-rsid="018f1271"/>
    </style:style>
    <style:style style:name="P9" style:family="paragraph" style:parent-style-name="Text_20_body">
      <style:paragraph-properties fo:text-align="justify" style:justify-single-word="false"/>
      <style:text-properties officeooo:rsid="0191c0c9" officeooo:paragraph-rsid="0191c0c9"/>
    </style:style>
    <style:style style:name="P10" style:family="paragraph" style:parent-style-name="Text_20_body">
      <style:paragraph-properties fo:text-align="justify" style:justify-single-word="false"/>
      <style:text-properties officeooo:rsid="01938c65" officeooo:paragraph-rsid="01938c65"/>
    </style:style>
    <style:style style:name="P11" style:family="paragraph" style:parent-style-name="Text_20_body">
      <style:paragraph-properties fo:text-align="center" style:justify-single-word="false"/>
      <style:text-properties officeooo:rsid="01e26745" officeooo:paragraph-rsid="01ff9be8"/>
    </style:style>
    <style:style style:name="P12" style:family="paragraph" style:parent-style-name="Text_20_body">
      <style:text-properties officeooo:rsid="0345b7f4" officeooo:paragraph-rsid="0345b7f4"/>
    </style:style>
    <style:style style:name="P13" style:family="paragraph" style:parent-style-name="Text_20_body">
      <style:text-properties officeooo:paragraph-rsid="0345b7f4"/>
    </style:style>
    <style:style style:name="P14" style:family="paragraph" style:parent-style-name="Text_20_body">
      <style:text-properties officeooo:rsid="0343534e" fo:background-color="transparent"/>
    </style:style>
    <style:style style:name="P15" style:family="paragraph" style:parent-style-name="Text_20_body">
      <style:text-properties officeooo:rsid="0345b7f4" fo:background-color="transparent"/>
    </style:style>
    <style:style style:name="P16" style:family="paragraph" style:parent-style-name="Text_20_body">
      <style:text-properties officeooo:rsid="0345b7f4" officeooo:paragraph-rsid="034e5633" fo:background-color="transparent"/>
    </style:style>
    <style:style style:name="P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38c65" officeooo:paragraph-rsid="01938c65"/>
    </style:style>
    <style:style style:name="P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996160" officeooo:paragraph-rsid="01996160"/>
    </style:style>
    <style:style style:name="P19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1996160" officeooo:paragraph-rsid="01996160"/>
    </style:style>
    <style:style style:name="P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1f5abdc"/>
    </style:style>
    <style:style style:name="P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/>
    </style:style>
    <style:style style:name="P2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e1e13" officeooo:paragraph-rsid="01f5abdc"/>
    </style:style>
    <style:style style:name="P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008dd" officeooo:paragraph-rsid="01f5abdc"/>
    </style:style>
    <style:style style:name="P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67eef" officeooo:paragraph-rsid="01f5abdc"/>
    </style:style>
    <style:style style:name="P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920d3" officeooo:paragraph-rsid="01f5abdc"/>
    </style:style>
    <style:style style:name="P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c20d0" officeooo:paragraph-rsid="01f5abdc" fo:background-color="#ffff00"/>
    </style:style>
    <style:style style:name="P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e41ab" officeooo:paragraph-rsid="0202aa24" fo:background-color="#ffff00"/>
    </style:style>
    <style:style style:name="P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aa24" officeooo:paragraph-rsid="0202aa24" fo:background-color="#ffff00"/>
    </style:style>
    <style:style style:name="P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10db72" fo:background-color="#ffff00"/>
    </style:style>
    <style:style style:name="P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7be64" officeooo:paragraph-rsid="020a3d15" fo:background-color="#ffff00"/>
    </style:style>
    <style:style style:name="P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 fo:background-color="#ffff00"/>
    </style:style>
    <style:style style:name="P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e6f786" fo:background-color="#ffff00"/>
    </style:style>
    <style:style style:name="P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#ffff00"/>
    </style:style>
    <style:style style:name="P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e6f786" fo:background-color="#ffff00"/>
    </style:style>
    <style:style style:name="P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327d353" fo:background-color="#ffff00"/>
    </style:style>
    <style:style style:name="P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87ae3" officeooo:paragraph-rsid="02f87ae3" fo:background-color="#ffff00"/>
    </style:style>
    <style:style style:name="P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1e21d9" fo:background-color="#ffff00"/>
    </style:style>
    <style:style style:name="P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21d9" officeooo:paragraph-rsid="039f045b" fo:background-color="#ffff00"/>
    </style:style>
    <style:style style:name="P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305c65" fo:background-color="#ffff00"/>
    </style:style>
    <style:style style:name="P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56184f" fo:background-color="#ffff00"/>
    </style:style>
    <style:style style:name="P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184f" officeooo:paragraph-rsid="039f045b" fo:background-color="#ffff00"/>
    </style:style>
    <style:style style:name="P4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67091" officeooo:paragraph-rsid="03567091" fo:background-color="#ffff00"/>
    </style:style>
    <style:style style:name="P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76c89" officeooo:paragraph-rsid="03576c89" fo:background-color="#ffff00"/>
    </style:style>
    <style:style style:name="P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366c" officeooo:paragraph-rsid="0358366c" fo:background-color="#ffff00"/>
    </style:style>
    <style:style style:name="P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58419e" fo:background-color="#ffff00"/>
    </style:style>
    <style:style style:name="P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8419e" officeooo:paragraph-rsid="039f045b" fo:background-color="#ffff00"/>
    </style:style>
    <style:style style:name="P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5cdf68" fo:background-color="#ffff00"/>
    </style:style>
    <style:style style:name="P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5cdf68" officeooo:paragraph-rsid="039f5789" fo:background-color="#ffff00"/>
    </style:style>
    <style:style style:name="P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 fo:background-color="#ffff00"/>
    </style:style>
    <style:style style:name="P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 fo:background-color="#ffff00"/>
    </style:style>
    <style:style style:name="P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f7740" officeooo:paragraph-rsid="03af7740" fo:background-color="#ffff00"/>
    </style:style>
    <style:style style:name="P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9d13d" officeooo:paragraph-rsid="01f9d13d"/>
    </style:style>
    <style:style style:name="P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0226f2" officeooo:paragraph-rsid="020226f2"/>
    </style:style>
    <style:style style:name="P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fd29d0" officeooo:paragraph-rsid="0202aa24"/>
    </style:style>
    <style:style style:name="P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0c61" officeooo:paragraph-rsid="02100c61"/>
    </style:style>
    <style:style style:name="P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0db72"/>
    </style:style>
    <style:style style:name="P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2160c90"/>
    </style:style>
    <style:style style:name="P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0db72" officeooo:paragraph-rsid="0375d98d"/>
    </style:style>
    <style:style style:name="P59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10db72" officeooo:paragraph-rsid="0210db72"/>
    </style:style>
    <style:style style:name="P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2118967"/>
    </style:style>
    <style:style style:name="P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8967" officeooo:paragraph-rsid="0375d98d"/>
    </style:style>
    <style:style style:name="P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72572" officeooo:paragraph-rsid="0375d98d"/>
    </style:style>
    <style:style style:name="P6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2172572" officeooo:paragraph-rsid="0375d98d" style:font-style-asian="normal" style:font-style-complex="normal"/>
    </style:style>
    <style:style style:name="P6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1cc20d0" officeooo:paragraph-rsid="03645774" style:font-style-asian="normal" style:font-style-complex="normal"/>
    </style:style>
    <style:style style:name="P6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9b661" officeooo:paragraph-rsid="03645774" style:font-style-asian="normal" style:font-style-complex="normal"/>
    </style:style>
    <style:style style:name="P6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a7ac3" officeooo:paragraph-rsid="03645774" style:font-style-asian="normal" style:font-style-complex="normal"/>
    </style:style>
    <style:style style:name="P6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1c8877" officeooo:paragraph-rsid="03645774" style:font-style-asian="normal" style:font-style-complex="normal"/>
    </style:style>
    <style:style style:name="P6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071f9" officeooo:paragraph-rsid="03645774" style:font-style-asian="normal" style:font-style-complex="normal"/>
    </style:style>
    <style:style style:name="P6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29078" officeooo:paragraph-rsid="03645774" style:font-style-asian="normal" style:font-style-complex="normal"/>
    </style:style>
    <style:style style:name="P7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4fff9" officeooo:paragraph-rsid="03645774" style:font-style-asian="normal" style:font-style-complex="normal"/>
    </style:style>
    <style:style style:name="P71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fe9e1" officeooo:paragraph-rsid="03645774" style:font-style-asian="normal" style:font-style-complex="normal"/>
    </style:style>
    <style:style style:name="P72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aa211" officeooo:paragraph-rsid="03645774" style:font-style-asian="normal" style:font-style-complex="normal"/>
    </style:style>
    <style:style style:name="P73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21a9e" officeooo:paragraph-rsid="03645774" style:font-style-asian="normal" style:font-style-complex="normal"/>
    </style:style>
    <style:style style:name="P74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387a9" officeooo:paragraph-rsid="03645774" style:font-style-asian="normal" style:font-style-complex="normal"/>
    </style:style>
    <style:style style:name="P75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5af1" officeooo:paragraph-rsid="03645774" style:font-style-asian="normal" style:font-style-complex="normal"/>
    </style:style>
    <style:style style:name="P76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a92e7" officeooo:paragraph-rsid="03645774" style:font-style-asian="normal" style:font-style-complex="normal"/>
    </style:style>
    <style:style style:name="P77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3645774" style:font-style-asian="normal" style:font-style-complex="normal"/>
    </style:style>
    <style:style style:name="P78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3dbcf8" officeooo:paragraph-rsid="03645774" fo:background-color="#ffff00" style:font-style-asian="normal" style:font-style-complex="normal"/>
    </style:style>
    <style:style style:name="P79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4c30c9" officeooo:paragraph-rsid="03645774" fo:background-color="#ffff00" style:font-style-asian="normal" style:font-style-complex="normal"/>
    </style:style>
    <style:style style:name="P80" style:family="paragraph" style:parent-style-name="Text_20_body">
      <style:paragraph-properties fo:text-align="justify" style:justify-single-word="false" fo:padding="0cm" fo:border="none" style:shadow="none" style:join-border="false"/>
      <style:text-properties fo:font-style="normal" officeooo:rsid="0028c4e3" officeooo:paragraph-rsid="03645774" fo:background-color="transparent" style:font-style-asian="normal" style:font-style-complex="normal"/>
    </style:style>
    <style:style style:name="P8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15bd8" officeooo:paragraph-rsid="02160c90"/>
    </style:style>
    <style:style style:name="P8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917bb" officeooo:paragraph-rsid="0375d98d"/>
    </style:style>
    <style:style style:name="P8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d9dba" officeooo:paragraph-rsid="0375d98d"/>
    </style:style>
    <style:style style:name="P8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1eef9d"/>
    </style:style>
    <style:style style:name="P8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1eef9d" officeooo:paragraph-rsid="027b9373"/>
    </style:style>
    <style:style style:name="P8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9de7e"/>
    </style:style>
    <style:style style:name="P8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8702" officeooo:paragraph-rsid="022b8e40"/>
    </style:style>
    <style:style style:name="P8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b8e40" officeooo:paragraph-rsid="022b8e40"/>
    </style:style>
    <style:style style:name="P8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2cc65b"/>
    </style:style>
    <style:style style:name="P9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cc65b" officeooo:paragraph-rsid="0230aa03"/>
    </style:style>
    <style:style style:name="P9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eae76" officeooo:paragraph-rsid="022eae76"/>
    </style:style>
    <style:style style:name="P9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29ff47" officeooo:paragraph-rsid="022b8e40"/>
    </style:style>
    <style:style style:name="P9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38b176"/>
    </style:style>
    <style:style style:name="P9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0aa03" officeooo:paragraph-rsid="02671a0c"/>
    </style:style>
    <style:style style:name="P95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0aa03" officeooo:paragraph-rsid="0230aa03"/>
    </style:style>
    <style:style style:name="P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39b67c"/>
    </style:style>
    <style:style style:name="P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6cb769"/>
    </style:style>
    <style:style style:name="P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b67c" officeooo:paragraph-rsid="02e7b0bb"/>
    </style:style>
    <style:style style:name="P99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239b67c" officeooo:paragraph-rsid="0239b67c"/>
    </style:style>
    <style:style style:name="P1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3ce0d4"/>
    </style:style>
    <style:style style:name="P1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8cf7" officeooo:paragraph-rsid="02403a96"/>
    </style:style>
    <style:style style:name="P1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ce0d4" officeooo:paragraph-rsid="023ce0d4"/>
    </style:style>
    <style:style style:name="P1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415db1"/>
    </style:style>
    <style:style style:name="P1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15db1" officeooo:paragraph-rsid="0253838d"/>
    </style:style>
    <style:style style:name="P1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4342c7"/>
    </style:style>
    <style:style style:name="P1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58697e"/>
    </style:style>
    <style:style style:name="P1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342c7" officeooo:paragraph-rsid="02671a0c"/>
    </style:style>
    <style:style style:name="P10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488dac" officeooo:paragraph-rsid="02488dac"/>
    </style:style>
    <style:style style:name="P10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2341a" officeooo:paragraph-rsid="02671a0c"/>
    </style:style>
    <style:style style:name="P11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75e80" officeooo:paragraph-rsid="0269618f"/>
    </style:style>
    <style:style style:name="P11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aeed1"/>
    </style:style>
    <style:style style:name="P11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c2deb"/>
    </style:style>
    <style:style style:name="P11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852a5e"/>
    </style:style>
    <style:style style:name="P11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aeed1" officeooo:paragraph-rsid="026e43dc"/>
    </style:style>
    <style:style style:name="P11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43dc" officeooo:paragraph-rsid="026e43dc"/>
    </style:style>
    <style:style style:name="P11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36073"/>
    </style:style>
    <style:style style:name="P11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36073" officeooo:paragraph-rsid="02769fb7"/>
    </style:style>
    <style:style style:name="P11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8d59e" officeooo:paragraph-rsid="0278d59e"/>
    </style:style>
    <style:style style:name="P11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5034" officeooo:paragraph-rsid="027b5034"/>
    </style:style>
    <style:style style:name="P12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7b9373"/>
    </style:style>
    <style:style style:name="P12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b9373" officeooo:paragraph-rsid="02e7b0bb"/>
    </style:style>
    <style:style style:name="P122" style:family="paragraph" style:parent-style-name="Text_20_body">
      <style:paragraph-properties fo:text-align="justify" style:justify-single-word="false" fo:padding="0cm" fo:border="none" style:shadow="none" style:join-border="false"/>
      <style:text-properties fo:color="#0000ff" officeooo:rsid="027cd90d" officeooo:paragraph-rsid="027fea0b"/>
    </style:style>
    <style:style style:name="P12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870fc1" officeooo:paragraph-rsid="028803ef" fo:background-color="transparent"/>
    </style:style>
    <style:style style:name="P1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a6b956" officeooo:paragraph-rsid="0311d3cd" fo:background-color="transparent"/>
    </style:style>
    <style:style style:name="P1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5f9e7" officeooo:paragraph-rsid="0315f9e7" fo:background-color="transparent"/>
    </style:style>
    <style:style style:name="P1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7f0c9" officeooo:paragraph-rsid="0317f0c9" fo:background-color="transparent"/>
    </style:style>
    <style:style style:name="P1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c9a5f" officeooo:paragraph-rsid="031c9a5f" fo:background-color="transparent"/>
    </style:style>
    <style:style style:name="P12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1ed558" officeooo:paragraph-rsid="031ed558" fo:background-color="transparent"/>
    </style:style>
    <style:style style:name="P12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404471" fo:background-color="transparent"/>
    </style:style>
    <style:style style:name="P13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04471" officeooo:paragraph-rsid="03670304" fo:background-color="transparent"/>
    </style:style>
    <style:style style:name="P13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3534e" fo:background-color="transparent"/>
    </style:style>
    <style:style style:name="P13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44ecec" fo:background-color="transparent"/>
    </style:style>
    <style:style style:name="P13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3534e" officeooo:paragraph-rsid="0396fc99" fo:background-color="transparent"/>
    </style:style>
    <style:style style:name="P13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6f786" officeooo:paragraph-rsid="027cd90d" fo:background-color="transparent"/>
    </style:style>
    <style:style style:name="P13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4e5633" fo:background-color="transparent"/>
    </style:style>
    <style:style style:name="P13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5633" officeooo:paragraph-rsid="035a417c" fo:background-color="transparent"/>
    </style:style>
    <style:style style:name="P13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4ee39a" officeooo:paragraph-rsid="034ee39a" fo:background-color="transparent"/>
    </style:style>
    <style:style style:name="P13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305c65" officeooo:paragraph-rsid="03670304" fo:background-color="transparent"/>
    </style:style>
    <style:style style:name="P13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602ac" officeooo:paragraph-rsid="036602ac" fo:background-color="transparent"/>
    </style:style>
    <style:style style:name="P14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aace" officeooo:paragraph-rsid="036daace" fo:background-color="transparent"/>
    </style:style>
    <style:style style:name="P14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6db287" officeooo:paragraph-rsid="036db287" fo:background-color="transparent"/>
    </style:style>
    <style:style style:name="P142" style:family="paragraph" style:parent-style-name="Text_20_body">
      <style:paragraph-properties fo:text-align="center" style:justify-single-word="false" fo:padding="0cm" fo:border="none" style:shadow="none" style:join-border="false"/>
      <style:text-properties officeooo:rsid="034a8d4f" officeooo:paragraph-rsid="034e5633" fo:background-color="transparent"/>
    </style:style>
    <style:style style:name="P14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96fc99" fo:background-color="transparent"/>
    </style:style>
    <style:style style:name="P14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63f1" officeooo:paragraph-rsid="03a1c772" fo:background-color="transparent"/>
    </style:style>
    <style:style style:name="P14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3f903" officeooo:paragraph-rsid="0393f903" fo:background-color="transparent"/>
    </style:style>
    <style:style style:name="P14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9523aa" officeooo:paragraph-rsid="039523aa" fo:background-color="transparent"/>
    </style:style>
    <style:style style:name="P14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33e9c" officeooo:paragraph-rsid="03b00857" fo:background-color="transparent"/>
    </style:style>
    <style:style style:name="P14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1c398" officeooo:paragraph-rsid="03b1c398" fo:background-color="transparent"/>
    </style:style>
    <style:style style:name="P14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380f" officeooo:paragraph-rsid="03b3380f" fo:background-color="transparent"/>
    </style:style>
    <style:style style:name="P15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39402" officeooo:paragraph-rsid="03b39402" fo:background-color="transparent"/>
    </style:style>
    <style:style style:name="P15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7c840" officeooo:paragraph-rsid="03b7c840" fo:background-color="transparent"/>
    </style:style>
    <style:style style:name="P15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b3388" officeooo:paragraph-rsid="03bb3388" fo:background-color="transparent"/>
    </style:style>
    <style:style style:name="P15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39d1e3" officeooo:paragraph-rsid="028aa05a"/>
    </style:style>
    <style:style style:name="P15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0299b" officeooo:paragraph-rsid="0290299b"/>
    </style:style>
    <style:style style:name="P15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28cb7" officeooo:paragraph-rsid="02928cb7"/>
    </style:style>
    <style:style style:name="P15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6e8f00" officeooo:paragraph-rsid="026e8f00"/>
    </style:style>
    <style:style style:name="P15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95318b" officeooo:paragraph-rsid="0295318b"/>
    </style:style>
    <style:style style:name="P15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66f9f" officeooo:paragraph-rsid="02e7b0bb"/>
    </style:style>
    <style:style style:name="P15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769fb7" officeooo:paragraph-rsid="02769fb7"/>
    </style:style>
    <style:style style:name="P16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84ef1" officeooo:paragraph-rsid="02a84ef1"/>
    </style:style>
    <style:style style:name="P16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acdad6" officeooo:paragraph-rsid="02acdad6"/>
    </style:style>
    <style:style style:name="P16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b07e75"/>
    </style:style>
    <style:style style:name="P16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07e75" officeooo:paragraph-rsid="02d13f68"/>
    </style:style>
    <style:style style:name="P16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3865a"/>
    </style:style>
    <style:style style:name="P16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24129" officeooo:paragraph-rsid="02b558a0"/>
    </style:style>
    <style:style style:name="P16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3865a"/>
    </style:style>
    <style:style style:name="P16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558a0" officeooo:paragraph-rsid="02b558a0"/>
    </style:style>
    <style:style style:name="P16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d0f6e" officeooo:paragraph-rsid="02e6f786"/>
    </style:style>
    <style:style style:name="P16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35533" officeooo:paragraph-rsid="02e35533"/>
    </style:style>
    <style:style style:name="P17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4b27d" officeooo:paragraph-rsid="02e4b27d"/>
    </style:style>
    <style:style style:name="P17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d13f68" officeooo:paragraph-rsid="02d13f68"/>
    </style:style>
    <style:style style:name="P17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90f55" officeooo:paragraph-rsid="02ead749"/>
    </style:style>
    <style:style style:name="P17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ad749" officeooo:paragraph-rsid="02ead749"/>
    </style:style>
    <style:style style:name="P17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b28cf" officeooo:paragraph-rsid="02eb28cf"/>
    </style:style>
    <style:style style:name="P17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cf391" officeooo:paragraph-rsid="02ecf391"/>
    </style:style>
    <style:style style:name="P17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ee67eb"/>
    </style:style>
    <style:style style:name="P17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ee67eb" officeooo:paragraph-rsid="02f40c6d"/>
    </style:style>
    <style:style style:name="P17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f3fef4" officeooo:paragraph-rsid="02f3fef4"/>
    </style:style>
    <style:style style:name="P17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18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paragraph-rsid="03645774" style:font-style-asian="normal" style:font-weight-asian="normal" style:font-style-complex="normal" style:font-weight-complex="normal"/>
    </style:style>
    <style:style style:name="P18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18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21a9e" officeooo:paragraph-rsid="03645774" style:font-style-asian="normal" style:font-weight-asian="normal" style:font-style-complex="normal" style:font-weight-complex="normal"/>
    </style:style>
    <style:style style:name="P18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4ca17e" officeooo:paragraph-rsid="03645774" style:font-style-asian="normal" style:font-weight-asian="normal" style:font-style-complex="normal" style:font-weight-complex="normal"/>
    </style:style>
    <style:style style:name="P18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388a5" officeooo:paragraph-rsid="03645774" style:font-style-asian="normal" style:font-weight-asian="normal" style:font-style-complex="normal" style:font-weight-complex="normal"/>
    </style:style>
    <style:style style:name="P185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60c91" officeooo:paragraph-rsid="03645774" style:font-style-asian="normal" style:font-weight-asian="normal" style:font-style-complex="normal" style:font-weight-complex="normal"/>
    </style:style>
    <style:style style:name="P186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03909c1" officeooo:paragraph-rsid="03645774" style:font-style-asian="normal" style:font-weight-asian="normal" style:font-style-complex="normal" style:font-weight-complex="normal"/>
    </style:style>
    <style:style style:name="P187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68c8fa" officeooo:paragraph-rsid="0368c8fa" style:font-style-asian="normal" style:font-weight-asian="normal" style:font-style-complex="normal" style:font-weight-complex="normal"/>
    </style:style>
    <style:style style:name="P188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510" officeooo:paragraph-rsid="0377d510" style:font-style-asian="normal" style:font-weight-asian="normal" style:font-style-complex="normal" style:font-weight-complex="normal"/>
    </style:style>
    <style:style style:name="P189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77d823" officeooo:paragraph-rsid="03824bdf" style:font-style-asian="normal" style:font-weight-asian="normal" style:font-style-complex="normal" style:font-weight-complex="normal"/>
    </style:style>
    <style:style style:name="P190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ffb0" officeooo:paragraph-rsid="0382ffb0" style:font-style-asian="normal" style:font-weight-asian="normal" style:font-style-complex="normal" style:font-weight-complex="normal"/>
    </style:style>
    <style:style style:name="P191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50522" officeooo:paragraph-rsid="03850522" style:font-style-asian="normal" style:font-weight-asian="normal" style:font-style-complex="normal" style:font-weight-complex="normal"/>
    </style:style>
    <style:style style:name="P192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75ca6" officeooo:paragraph-rsid="03875ca6" style:font-style-asian="normal" style:font-weight-asian="normal" style:font-style-complex="normal" style:font-weight-complex="normal"/>
    </style:style>
    <style:style style:name="P193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24bdf" officeooo:paragraph-rsid="03824bdf" style:font-style-asian="normal" style:font-weight-asian="normal" style:font-style-complex="normal" style:font-weight-complex="normal"/>
    </style:style>
    <style:style style:name="P194" style:family="paragraph" style:parent-style-name="Text_20_body">
      <style:paragraph-properties fo:text-align="justify" style:justify-single-word="false" fo:padding="0cm" fo:border="none" style:shadow="none" style:join-border="false"/>
      <style:text-properties style:use-window-font-color="true" fo:language="ru" fo:country="RU" fo:font-style="normal" fo:font-weight="normal" officeooo:rsid="038dda07" officeooo:paragraph-rsid="03921dc7" style:font-style-asian="normal" style:font-weight-asian="normal" style:font-style-complex="normal" style:font-weight-complex="normal"/>
    </style:style>
    <style:style style:name="P19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7a56c" officeooo:paragraph-rsid="030b5782"/>
    </style:style>
    <style:style style:name="P19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c9af1a" officeooo:paragraph-rsid="0311d3cd"/>
    </style:style>
    <style:style style:name="P19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0b5782" officeooo:paragraph-rsid="030b5782"/>
    </style:style>
    <style:style style:name="P198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01a7ac3" officeooo:paragraph-rsid="03645774"/>
    </style:style>
    <style:style style:name="P199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1bbf121" officeooo:paragraph-rsid="01f5abdc"/>
    </style:style>
    <style:style style:name="P200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72069c" officeooo:paragraph-rsid="0372069c"/>
    </style:style>
    <style:style style:name="P201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2b8fc7b" officeooo:paragraph-rsid="02e6f786"/>
    </style:style>
    <style:style style:name="P202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6d9b0"/>
    </style:style>
    <style:style style:name="P203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6d9b0" officeooo:paragraph-rsid="03a8d313"/>
    </style:style>
    <style:style style:name="P20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8d313" officeooo:paragraph-rsid="03a8d313"/>
    </style:style>
    <style:style style:name="P20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b9728" officeooo:paragraph-rsid="03ab9728"/>
    </style:style>
    <style:style style:name="P20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cb48b" officeooo:paragraph-rsid="03acb48b"/>
    </style:style>
    <style:style style:name="P20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ae3867" officeooo:paragraph-rsid="03ae3867"/>
    </style:style>
    <style:style style:name="P20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ee67eb" officeooo:paragraph-rsid="02f40c6d" style:font-style-asian="normal" style:font-weight-asian="normal" style:font-style-complex="normal" style:font-weight-complex="normal"/>
    </style:style>
    <style:style style:name="P20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0c6d" officeooo:paragraph-rsid="02f40c6d" style:font-style-asian="normal" style:font-weight-asian="normal" style:font-style-complex="normal" style:font-weight-complex="normal"/>
    </style:style>
    <style:style style:name="P21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style:use-window-font-color="true" fo:language="ru" fo:country="RU" fo:font-style="normal" fo:font-weight="normal" officeooo:rsid="02f44243" officeooo:paragraph-rsid="02f44243" style:font-style-asian="normal" style:font-weight-asian="normal" style:font-style-complex="normal" style:font-weight-complex="normal"/>
    </style:style>
    <style:style style:name="P21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2f44243"/>
    </style:style>
    <style:style style:name="P21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paragraph-rsid="0363d7d1"/>
    </style:style>
    <style:style style:name="P213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44243" officeooo:paragraph-rsid="02f44243"/>
    </style:style>
    <style:style style:name="P214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6f97f"/>
    </style:style>
    <style:style style:name="P215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2fe2414"/>
    </style:style>
    <style:style style:name="P216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6f97f" officeooo:paragraph-rsid="0380e794"/>
    </style:style>
    <style:style style:name="P217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2f87ae3" officeooo:paragraph-rsid="02f87ae3"/>
    </style:style>
    <style:style style:name="P218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3682bd"/>
    </style:style>
    <style:style style:name="P219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3682bd" officeooo:paragraph-rsid="037e5239"/>
    </style:style>
    <style:style style:name="P220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7e5239" officeooo:paragraph-rsid="037e5239"/>
    </style:style>
    <style:style style:name="P221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0e794"/>
    </style:style>
    <style:style style:name="P222" style:family="paragraph" style:parent-style-name="Text_20_body">
      <style:paragraph-properties fo:margin-left="0cm" fo:margin-right="0cm" fo:text-align="justify" style:justify-single-word="false" fo:text-indent="0cm" style:auto-text-indent="false" fo:padding="0cm" fo:border="none" style:shadow="none" style:join-border="false"/>
      <style:text-properties officeooo:rsid="0380e794" officeooo:paragraph-rsid="03821a54"/>
    </style:style>
    <style:style style:name="P223" style:family="paragraph" style:parent-style-name="Text_20_body">
      <style:paragraph-properties fo:margin-left="0cm" fo:margin-right="0cm" fo:text-align="justify" style:justify-single-word="false" fo:text-indent="0.499cm" style:auto-text-indent="false" fo:padding="0cm" fo:border="none" style:shadow="none" style:join-border="false"/>
      <style:text-properties style:use-window-font-color="true" fo:language="ru" fo:country="RU" fo:font-style="normal" fo:font-weight="normal" officeooo:rsid="01cd80fd" officeooo:paragraph-rsid="03645774" style:font-style-asian="normal" style:font-weight-asian="normal" style:font-style-complex="normal" style:font-weight-complex="normal"/>
    </style:style>
    <style:style style:name="P224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bf6ba5" officeooo:paragraph-rsid="03c13108" fo:background-color="transparent"/>
    </style:style>
    <style:style style:name="P225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paragraph-rsid="03c13108"/>
    </style:style>
    <style:style style:name="P226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2a0d5" officeooo:paragraph-rsid="03c2a0d5"/>
    </style:style>
    <style:style style:name="P227" style:family="paragraph" style:parent-style-name="Text_20_body">
      <style:paragraph-properties fo:text-align="justify" style:justify-single-word="false" fo:padding="0cm" fo:border="none" style:shadow="none" style:join-border="false"/>
      <style:text-properties officeooo:rsid="03c34570" officeooo:paragraph-rsid="03c34570"/>
    </style:style>
    <style:style style:name="P228" style:family="paragraph" style:parent-style-name="Heading_20_1">
      <style:paragraph-properties fo:text-align="center" style:justify-single-word="false"/>
    </style:style>
    <style:style style:name="P229" style:family="paragraph" style:parent-style-name="Heading_20_1">
      <style:paragraph-properties fo:text-align="justify" style:justify-single-word="false" fo:padding="0cm" fo:border="none" style:shadow="none" style:join-border="false"/>
      <style:text-properties style:font-name="Liberation Serif" fo:font-size="12pt" officeooo:rsid="020226f2" officeooo:paragraph-rsid="020226f2" style:font-size-asian="12pt" style:font-size-complex="12pt"/>
    </style:style>
    <style:style style:name="P230" style:family="paragraph" style:parent-style-name="Heading_20_2">
      <style:paragraph-properties fo:text-align="center" style:justify-single-word="false"/>
      <style:text-properties officeooo:rsid="0310861e"/>
    </style:style>
    <style:style style:name="P231" style:family="paragraph" style:parent-style-name="Heading_20_2">
      <style:paragraph-properties fo:text-align="center" style:justify-single-word="false"/>
    </style:style>
    <style:style style:name="T1" style:family="text">
      <style:text-properties officeooo:rsid="0184195b"/>
    </style:style>
    <style:style style:name="T2" style:family="text">
      <style:text-properties officeooo:rsid="0185c40f"/>
    </style:style>
    <style:style style:name="T3" style:family="text">
      <style:text-properties officeooo:rsid="01881bc2"/>
    </style:style>
    <style:style style:name="T4" style:family="text">
      <style:text-properties officeooo:rsid="01890587"/>
    </style:style>
    <style:style style:name="T5" style:family="text">
      <style:text-properties officeooo:rsid="0189e5f1"/>
    </style:style>
    <style:style style:name="T6" style:family="text">
      <style:text-properties officeooo:rsid="018d6ac2"/>
    </style:style>
    <style:style style:name="T7" style:family="text">
      <style:text-properties officeooo:rsid="018f1271"/>
    </style:style>
    <style:style style:name="T8" style:family="text">
      <style:text-properties officeooo:rsid="0191c0c9"/>
    </style:style>
    <style:style style:name="T9" style:family="text">
      <style:text-properties officeooo:rsid="01938c65"/>
    </style:style>
    <style:style style:name="T10" style:family="text">
      <style:text-properties officeooo:rsid="0195e654"/>
    </style:style>
    <style:style style:name="T11" style:family="text">
      <style:text-properties officeooo:rsid="0199837a"/>
    </style:style>
    <style:style style:name="T12" style:family="text">
      <style:text-properties officeooo:rsid="019d5e77"/>
    </style:style>
    <style:style style:name="T13" style:family="text">
      <style:text-properties officeooo:rsid="019e81d0"/>
    </style:style>
    <style:style style:name="T14" style:family="text">
      <style:text-properties officeooo:rsid="019ee5b7"/>
    </style:style>
    <style:style style:name="T15" style:family="text">
      <style:text-properties officeooo:rsid="019f41be"/>
    </style:style>
    <style:style style:name="T16" style:family="text">
      <style:text-properties officeooo:rsid="01a7b03f"/>
    </style:style>
    <style:style style:name="T17" style:family="text">
      <style:text-properties officeooo:rsid="01ae1e13"/>
    </style:style>
    <style:style style:name="T18" style:family="text">
      <style:text-properties officeooo:rsid="01afbbd3"/>
    </style:style>
    <style:style style:name="T19" style:family="text">
      <style:text-properties officeooo:rsid="01b0ebd1"/>
    </style:style>
    <style:style style:name="T20" style:family="text">
      <style:text-properties officeooo:rsid="01b2f7d5"/>
    </style:style>
    <style:style style:name="T21" style:family="text">
      <style:text-properties fo:background-color="transparent" loext:char-shading-value="0"/>
    </style:style>
    <style:style style:name="T22" style:family="text">
      <style:text-properties officeooo:rsid="01b2f7d5" fo:background-color="transparent" loext:char-shading-value="0"/>
    </style:style>
    <style:style style:name="T23" style:family="text">
      <style:text-properties officeooo:rsid="022f2441" fo:background-color="transparent" loext:char-shading-value="0"/>
    </style:style>
    <style:style style:name="T24" style:family="text">
      <style:text-properties officeooo:rsid="02d13f68" fo:background-color="transparent" loext:char-shading-value="0"/>
    </style:style>
    <style:style style:name="T25" style:family="text">
      <style:text-properties officeooo:rsid="0343534e" fo:background-color="transparent" loext:char-shading-value="0"/>
    </style:style>
    <style:style style:name="T26" style:family="text">
      <style:text-properties officeooo:rsid="0345b7f4" fo:background-color="transparent" loext:char-shading-value="0"/>
    </style:style>
    <style:style style:name="T27" style:family="text">
      <style:text-properties officeooo:rsid="0344ecec" fo:background-color="transparent" loext:char-shading-value="0"/>
    </style:style>
    <style:style style:name="T28" style:family="text">
      <style:text-properties officeooo:rsid="03483345" fo:background-color="transparent" loext:char-shading-value="0"/>
    </style:style>
    <style:style style:name="T29" style:family="text">
      <style:text-properties officeooo:rsid="03498472" fo:background-color="transparent" loext:char-shading-value="0"/>
    </style:style>
    <style:style style:name="T30" style:family="text">
      <style:text-properties officeooo:rsid="034a8d4f" fo:background-color="transparent" loext:char-shading-value="0"/>
    </style:style>
    <style:style style:name="T31" style:family="text">
      <style:text-properties officeooo:rsid="034c5fb2" fo:background-color="transparent" loext:char-shading-value="0"/>
    </style:style>
    <style:style style:name="T32" style:family="text">
      <style:text-properties officeooo:rsid="034e5633" fo:background-color="transparent" loext:char-shading-value="0"/>
    </style:style>
    <style:style style:name="T33" style:family="text">
      <style:text-properties officeooo:rsid="0353fffd" fo:background-color="transparent" loext:char-shading-value="0"/>
    </style:style>
    <style:style style:name="T34" style:family="text">
      <style:text-properties officeooo:rsid="0356184f" fo:background-color="transparent" loext:char-shading-value="0"/>
    </style:style>
    <style:style style:name="T35" style:family="text">
      <style:text-properties officeooo:rsid="03566362" fo:background-color="transparent" loext:char-shading-value="0"/>
    </style:style>
    <style:style style:name="T36" style:family="text">
      <style:text-properties officeooo:rsid="03567091" fo:background-color="transparent" loext:char-shading-value="0"/>
    </style:style>
    <style:style style:name="T37" style:family="text">
      <style:text-properties officeooo:rsid="037cd0e9" fo:background-color="transparent" loext:char-shading-value="0"/>
    </style:style>
    <style:style style:name="T38" style:family="text">
      <style:text-properties officeooo:rsid="03b87e91" fo:background-color="transparent" loext:char-shading-value="0"/>
    </style:style>
    <style:style style:name="T39" style:family="text">
      <style:text-properties officeooo:rsid="03bf6ba5" fo:background-color="transparent" loext:char-shading-value="0"/>
    </style:style>
    <style:style style:name="T40" style:family="text">
      <style:text-properties officeooo:rsid="03c13108" fo:background-color="transparent" loext:char-shading-value="0"/>
    </style:style>
    <style:style style:name="T41" style:family="text">
      <style:text-properties officeooo:rsid="03c16161" fo:background-color="transparent" loext:char-shading-value="0"/>
    </style:style>
    <style:style style:name="T42" style:family="text">
      <style:text-properties officeooo:rsid="03c17a40" fo:background-color="transparent" loext:char-shading-value="0"/>
    </style:style>
    <style:style style:name="T43" style:family="text">
      <style:text-properties officeooo:rsid="03c34570" fo:background-color="transparent" loext:char-shading-value="0"/>
    </style:style>
    <style:style style:name="T44" style:family="text">
      <style:text-properties officeooo:rsid="03c422a2" fo:background-color="transparent" loext:char-shading-value="0"/>
    </style:style>
    <style:style style:name="T45" style:family="text">
      <style:text-properties officeooo:rsid="01b67eef"/>
    </style:style>
    <style:style style:name="T46" style:family="text">
      <style:text-properties officeooo:rsid="01b920d3"/>
    </style:style>
    <style:style style:name="T47" style:family="text">
      <style:text-properties officeooo:rsid="01bae22a"/>
    </style:style>
    <style:style style:name="T48" style:family="text">
      <style:text-properties officeooo:rsid="01be128d"/>
    </style:style>
    <style:style style:name="T49" style:family="text">
      <style:text-properties officeooo:rsid="01f840b2"/>
    </style:style>
    <style:style style:name="T50" style:family="text">
      <style:text-properties officeooo:rsid="01f9d13d"/>
    </style:style>
    <style:style style:name="T51" style:family="text">
      <style:text-properties officeooo:rsid="01fb7696"/>
    </style:style>
    <style:style style:name="T52" style:family="text">
      <style:text-properties officeooo:rsid="0202a82d"/>
    </style:style>
    <style:style style:name="T53" style:family="text">
      <style:text-properties officeooo:rsid="02041dc8"/>
    </style:style>
    <style:style style:name="T54" style:family="text">
      <style:text-properties officeooo:rsid="0205c151"/>
    </style:style>
    <style:style style:name="T55" style:family="text">
      <style:text-properties officeooo:rsid="0208e049"/>
    </style:style>
    <style:style style:name="T56" style:family="text">
      <style:text-properties officeooo:rsid="020a3d15"/>
    </style:style>
    <style:style style:name="T57" style:family="text">
      <style:text-properties officeooo:rsid="02100c61"/>
    </style:style>
    <style:style style:name="T58" style:family="text">
      <style:text-properties officeooo:rsid="0210db72"/>
    </style:style>
    <style:style style:name="T59" style:family="text">
      <style:text-properties officeooo:rsid="02115bd8"/>
    </style:style>
    <style:style style:name="T60" style:family="text">
      <style:text-properties officeooo:rsid="021209a0"/>
    </style:style>
    <style:style style:name="T61" style:family="text">
      <style:text-properties officeooo:rsid="02136901"/>
    </style:style>
    <style:style style:name="T62" style:family="text">
      <style:text-properties officeooo:rsid="02142096"/>
    </style:style>
    <style:style style:name="T63" style:family="text">
      <style:text-properties fo:font-style="normal" style:font-style-asian="normal" style:font-style-complex="normal"/>
    </style:style>
    <style:style style:name="T64" style:family="text">
      <style:text-properties fo:font-style="normal" officeooo:rsid="003a92e7" style:font-style-asian="normal" style:font-style-complex="normal"/>
    </style:style>
    <style:style style:name="T65" style:family="text">
      <style:text-properties fo:font-style="normal" officeooo:rsid="021a2504" style:font-style-asian="normal" style:font-style-complex="normal"/>
    </style:style>
    <style:style style:name="T66" style:family="text">
      <style:text-properties fo:font-style="normal" officeooo:rsid="00229078" style:font-style-asian="normal" style:font-style-complex="normal"/>
    </style:style>
    <style:style style:name="T67" style:family="text">
      <style:text-properties fo:font-style="normal" officeooo:rsid="001b7a80" style:font-style-asian="normal" style:font-style-complex="normal"/>
    </style:style>
    <style:style style:name="T68" style:family="text">
      <style:text-properties fo:font-style="normal" fo:background-color="#ffff00" loext:char-shading-value="0" style:font-style-asian="normal" style:font-style-complex="normal"/>
    </style:style>
    <style:style style:name="T69" style:family="text">
      <style:text-properties officeooo:rsid="021917bb"/>
    </style:style>
    <style:style style:name="T70" style:family="text">
      <style:text-properties officeooo:rsid="021a2504"/>
    </style:style>
    <style:style style:name="T71" style:family="text">
      <style:text-properties officeooo:rsid="021b3398"/>
    </style:style>
    <style:style style:name="T72" style:family="text">
      <style:text-properties officeooo:rsid="021cbee4"/>
    </style:style>
    <style:style style:name="T73" style:family="text">
      <style:text-properties officeooo:rsid="021d9dba"/>
    </style:style>
    <style:style style:name="T74" style:family="text">
      <style:text-properties officeooo:rsid="0226fa49"/>
    </style:style>
    <style:style style:name="T75" style:family="text">
      <style:text-properties officeooo:rsid="02288497"/>
    </style:style>
    <style:style style:name="T76" style:family="text">
      <style:text-properties officeooo:rsid="0229de7e"/>
    </style:style>
    <style:style style:name="T77" style:family="text">
      <style:text-properties officeooo:rsid="0229ff47"/>
    </style:style>
    <style:style style:name="T78" style:family="text">
      <style:text-properties officeooo:rsid="022cc65b"/>
    </style:style>
    <style:style style:name="T79" style:family="text">
      <style:text-properties officeooo:rsid="0230aa03"/>
    </style:style>
    <style:style style:name="T80" style:family="text">
      <style:text-properties officeooo:rsid="023261c2"/>
    </style:style>
    <style:style style:name="T81" style:family="text">
      <style:text-properties officeooo:rsid="023761d7"/>
    </style:style>
    <style:style style:name="T82" style:family="text">
      <style:text-properties officeooo:rsid="023ce0d4"/>
    </style:style>
    <style:style style:name="T83" style:family="text">
      <style:text-properties officeooo:rsid="02403a96"/>
    </style:style>
    <style:style style:name="T84" style:family="text">
      <style:text-properties officeooo:rsid="02415db1"/>
    </style:style>
    <style:style style:name="T85" style:family="text">
      <style:text-properties officeooo:rsid="024342c7"/>
    </style:style>
    <style:style style:name="T86" style:family="text">
      <style:text-properties officeooo:rsid="024638d3"/>
    </style:style>
    <style:style style:name="T87" style:family="text">
      <style:text-properties officeooo:rsid="024c971b"/>
    </style:style>
    <style:style style:name="T88" style:family="text">
      <style:text-properties officeooo:rsid="02523688"/>
    </style:style>
    <style:style style:name="T89" style:family="text">
      <style:text-properties officeooo:rsid="025802c7"/>
    </style:style>
    <style:style style:name="T90" style:family="text">
      <style:text-properties officeooo:rsid="02581e20"/>
    </style:style>
    <style:style style:name="T91" style:family="text">
      <style:text-properties officeooo:rsid="025adcc1"/>
    </style:style>
    <style:style style:name="T92" style:family="text">
      <style:text-properties officeooo:rsid="025ceee7"/>
    </style:style>
    <style:style style:name="T93" style:family="text">
      <style:text-properties officeooo:rsid="025e8921"/>
    </style:style>
    <style:style style:name="T94" style:family="text">
      <style:text-properties officeooo:rsid="025f6304"/>
    </style:style>
    <style:style style:name="T95" style:family="text">
      <style:text-properties officeooo:rsid="02636c1c"/>
    </style:style>
    <style:style style:name="T96" style:family="text">
      <style:text-properties officeooo:rsid="0264de71"/>
    </style:style>
    <style:style style:name="T97" style:family="text">
      <style:text-properties officeooo:rsid="02653ee3"/>
    </style:style>
    <style:style style:name="T98" style:family="text">
      <style:text-properties officeooo:rsid="0267c7a0"/>
    </style:style>
    <style:style style:name="T99" style:family="text">
      <style:text-properties officeooo:rsid="026c2deb"/>
    </style:style>
    <style:style style:name="T100" style:family="text">
      <style:text-properties officeooo:rsid="026cb769"/>
    </style:style>
    <style:style style:name="T101" style:family="text">
      <style:text-properties officeooo:rsid="026d6009"/>
    </style:style>
    <style:style style:name="T102" style:family="text">
      <style:text-properties officeooo:rsid="026e8f00"/>
    </style:style>
    <style:style style:name="T103" style:family="text">
      <style:text-properties fo:background-color="#ffff00" loext:char-shading-value="0"/>
    </style:style>
    <style:style style:name="T104" style:family="text">
      <style:text-properties officeooo:rsid="025adcc1" fo:background-color="#ffff00" loext:char-shading-value="0"/>
    </style:style>
    <style:style style:name="T105" style:family="text">
      <style:text-properties officeooo:rsid="02769fb7" fo:background-color="#ffff00" loext:char-shading-value="0"/>
    </style:style>
    <style:style style:name="T106" style:family="text">
      <style:text-properties officeooo:rsid="026cb769" fo:background-color="#ffff00" loext:char-shading-value="0"/>
    </style:style>
    <style:style style:name="T107" style:family="text">
      <style:text-properties officeooo:rsid="0307a56c" fo:background-color="#ffff00" loext:char-shading-value="0"/>
    </style:style>
    <style:style style:name="T108" style:family="text">
      <style:text-properties officeooo:rsid="0353fffd" fo:background-color="#ffff00" loext:char-shading-value="0"/>
    </style:style>
    <style:style style:name="T109" style:family="text">
      <style:text-properties officeooo:rsid="03567091" fo:background-color="#ffff00" loext:char-shading-value="0"/>
    </style:style>
    <style:style style:name="T110" style:family="text">
      <style:text-properties officeooo:rsid="003a5af1" fo:background-color="#ffff00" loext:char-shading-value="0"/>
    </style:style>
    <style:style style:name="T111" style:family="text">
      <style:text-properties officeooo:rsid="0205c151" fo:background-color="#ffff00" loext:char-shading-value="0"/>
    </style:style>
    <style:style style:name="T112" style:family="text">
      <style:text-properties officeooo:rsid="021d9dba" fo:background-color="#ffff00" loext:char-shading-value="0"/>
    </style:style>
    <style:style style:name="T113" style:family="text">
      <style:text-properties officeooo:rsid="03793a94" fo:background-color="#ffff00" loext:char-shading-value="0"/>
    </style:style>
    <style:style style:name="T114" style:family="text">
      <style:text-properties officeooo:rsid="037cd0e9" fo:background-color="#ffff00" loext:char-shading-value="0"/>
    </style:style>
    <style:style style:name="T115" style:family="text">
      <style:text-properties officeooo:rsid="037dfb10" fo:background-color="#ffff00" loext:char-shading-value="0"/>
    </style:style>
    <style:style style:name="T116" style:family="text">
      <style:text-properties officeooo:rsid="039f045b" fo:background-color="#ffff00" loext:char-shading-value="0"/>
    </style:style>
    <style:style style:name="T117" style:family="text">
      <style:text-properties officeooo:rsid="03aaad60" fo:background-color="#ffff00" loext:char-shading-value="0"/>
    </style:style>
    <style:style style:name="T118" style:family="text">
      <style:text-properties officeooo:rsid="03ba5430" fo:background-color="#ffff00" loext:char-shading-value="0"/>
    </style:style>
    <style:style style:name="T119" style:family="text">
      <style:text-properties officeooo:rsid="02736073"/>
    </style:style>
    <style:style style:name="T120" style:family="text">
      <style:text-properties officeooo:rsid="02747e81"/>
    </style:style>
    <style:style style:name="T121" style:family="text">
      <style:text-properties officeooo:rsid="02769fb7"/>
    </style:style>
    <style:style style:name="T122" style:family="text">
      <style:text-properties officeooo:rsid="027793d5"/>
    </style:style>
    <style:style style:name="T123" style:family="text">
      <style:text-properties officeooo:rsid="0278d59e"/>
    </style:style>
    <style:style style:name="T124" style:family="text">
      <style:text-properties officeooo:rsid="027fea0b"/>
    </style:style>
    <style:style style:name="T125" style:family="text">
      <style:text-properties officeooo:rsid="02852a5e"/>
    </style:style>
    <style:style style:name="T126" style:family="text">
      <style:text-properties officeooo:rsid="028803ef"/>
    </style:style>
    <style:style style:name="T127" style:family="text">
      <style:text-properties officeooo:rsid="0289dc1f"/>
    </style:style>
    <style:style style:name="T128" style:family="text">
      <style:text-properties style:use-window-font-color="true" officeooo:rsid="0289dc1f" fo:background-color="transparent" loext:char-shading-value="0"/>
    </style:style>
    <style:style style:name="T129" style:family="text">
      <style:text-properties style:use-window-font-color="true" officeooo:rsid="028aa05a" fo:background-color="transparent" loext:char-shading-value="0"/>
    </style:style>
    <style:style style:name="T130" style:family="text">
      <style:text-properties style:use-window-font-color="true" officeooo:rsid="028b6b12" fo:background-color="transparent" loext:char-shading-value="0"/>
    </style:style>
    <style:style style:name="T131" style:family="text">
      <style:text-properties style:use-window-font-color="true" officeooo:rsid="0290cdd4" fo:background-color="transparent" loext:char-shading-value="0"/>
    </style:style>
    <style:style style:name="T132" style:family="text">
      <style:text-properties style:use-window-font-color="true" fo:language="ru" fo:country="RU" fo:font-style="normal" fo:font-weight="normal" officeooo:rsid="02f40c6d" style:font-style-asian="normal" style:font-weight-asian="normal" style:font-style-complex="normal" style:font-weight-complex="normal"/>
    </style:style>
    <style:style style:name="T133" style:family="text">
      <style:text-properties style:use-window-font-color="true" fo:language="ru" fo:country="RU" fo:font-style="normal" fo:font-weight="normal" officeooo:rsid="02f44243" style:font-style-asian="normal" style:font-weight-asian="normal" style:font-style-complex="normal" style:font-weight-complex="normal"/>
    </style:style>
    <style:style style:name="T134" style:family="text">
      <style:text-properties style:use-window-font-color="true" fo:language="ru" fo:country="RU" fo:font-weight="normal" style:font-weight-asian="normal" style:font-weight-complex="normal"/>
    </style:style>
    <style:style style:name="T135" style:family="text">
      <style:text-properties style:use-window-font-color="true" fo:language="ru" fo:country="RU" fo:font-weight="normal" officeooo:rsid="01cd80fd" style:font-weight-asian="normal" style:font-weight-complex="normal"/>
    </style:style>
    <style:style style:name="T136" style:family="text">
      <style:text-properties style:use-window-font-color="true" fo:language="ru" fo:country="RU" fo:font-weight="normal" officeooo:rsid="003388a5" style:font-weight-asian="normal" style:font-weight-complex="normal"/>
    </style:style>
    <style:style style:name="T137" style:family="text">
      <style:text-properties style:use-window-font-color="true" fo:language="ru" fo:country="RU" fo:font-weight="normal" officeooo:rsid="004ca17e" style:font-weight-asian="normal" style:font-weight-complex="normal"/>
    </style:style>
    <style:style style:name="T138" style:family="text">
      <style:text-properties style:use-window-font-color="true" fo:language="ru" fo:country="RU" fo:font-weight="normal" officeooo:rsid="00348597" style:font-weight-asian="normal" style:font-weight-complex="normal"/>
    </style:style>
    <style:style style:name="T139" style:family="text">
      <style:text-properties style:use-window-font-color="true" fo:language="ru" fo:country="RU" fo:font-weight="normal" officeooo:rsid="00360c91" style:font-weight-asian="normal" style:font-weight-complex="normal"/>
    </style:style>
    <style:style style:name="T140" style:family="text">
      <style:text-properties style:use-window-font-color="true" fo:language="ru" fo:country="RU" fo:font-weight="normal" officeooo:rsid="00374e52" style:font-weight-asian="normal" style:font-weight-complex="normal"/>
    </style:style>
    <style:style style:name="T141" style:family="text">
      <style:text-properties style:use-window-font-color="true" fo:language="ru" fo:country="RU" fo:font-weight="normal" officeooo:rsid="003909c1" style:font-weight-asian="normal" style:font-weight-complex="normal"/>
    </style:style>
    <style:style style:name="T142" style:family="text">
      <style:text-properties style:use-window-font-color="true" fo:language="ru" fo:country="RU" fo:font-weight="normal" officeooo:rsid="003388a5" fo:background-color="#ffff00" loext:char-shading-value="0" style:font-weight-asian="normal" style:font-weight-complex="normal"/>
    </style:style>
    <style:style style:name="T143" style:family="text">
      <style:text-properties style:use-window-font-color="true" fo:language="ru" fo:country="RU" fo:font-weight="normal" officeooo:rsid="00348597" fo:background-color="#ffff00" loext:char-shading-value="0" style:font-weight-asian="normal" style:font-weight-complex="normal"/>
    </style:style>
    <style:style style:name="T144" style:family="text">
      <style:text-properties style:use-window-font-color="true" fo:language="uk" fo:country="UA" fo:font-weight="normal" officeooo:rsid="01cd80fd" style:font-weight-asian="normal" style:font-weight-complex="normal"/>
    </style:style>
    <style:style style:name="T145" style:family="text">
      <style:text-properties officeooo:rsid="026e43dc"/>
    </style:style>
    <style:style style:name="T146" style:family="text">
      <style:text-properties officeooo:rsid="029525af"/>
    </style:style>
    <style:style style:name="T147" style:family="text">
      <style:text-properties officeooo:rsid="0295318b"/>
    </style:style>
    <style:style style:name="T148" style:family="text">
      <style:text-properties officeooo:rsid="0299994e"/>
    </style:style>
    <style:style style:name="T149" style:family="text">
      <style:text-properties officeooo:rsid="029a8140"/>
    </style:style>
    <style:style style:name="T150" style:family="text">
      <style:text-properties officeooo:rsid="02a967ff"/>
    </style:style>
    <style:style style:name="T151" style:family="text">
      <style:text-properties officeooo:rsid="02acfaa8"/>
    </style:style>
    <style:style style:name="T152" style:family="text">
      <style:text-properties officeooo:rsid="02b07e75"/>
    </style:style>
    <style:style style:name="T153" style:family="text">
      <style:text-properties officeooo:rsid="02b3865a"/>
    </style:style>
    <style:style style:name="T154" style:family="text">
      <style:text-properties officeooo:rsid="02be8792"/>
    </style:style>
    <style:style style:name="T155" style:family="text">
      <style:text-properties officeooo:rsid="02c3f5ee"/>
    </style:style>
    <style:style style:name="T156" style:family="text">
      <style:text-properties officeooo:rsid="02cd519c"/>
    </style:style>
    <style:style style:name="T157" style:family="text">
      <style:text-properties officeooo:rsid="02d13f68"/>
    </style:style>
    <style:style style:name="T158" style:family="text">
      <style:text-properties officeooo:rsid="02d2dccc"/>
    </style:style>
    <style:style style:name="T159" style:family="text">
      <style:text-properties officeooo:rsid="02e32391"/>
    </style:style>
    <style:style style:name="T160" style:family="text">
      <style:text-properties officeooo:rsid="02e4b27d"/>
    </style:style>
    <style:style style:name="T161" style:family="text">
      <style:text-properties officeooo:rsid="02e7b0bb"/>
    </style:style>
    <style:style style:name="T162" style:family="text">
      <style:text-properties officeooo:rsid="02e90f55"/>
    </style:style>
    <style:style style:name="T163" style:family="text">
      <style:text-properties officeooo:rsid="02eb28cf"/>
    </style:style>
    <style:style style:name="T164" style:family="text">
      <style:text-properties officeooo:rsid="02ecf391"/>
    </style:style>
    <style:style style:name="T165" style:family="text">
      <style:text-properties officeooo:rsid="02ef9e4c"/>
    </style:style>
    <style:style style:name="T166" style:family="text">
      <style:text-properties officeooo:rsid="02f37207"/>
    </style:style>
    <style:style style:name="T167" style:family="text">
      <style:text-properties officeooo:rsid="02f3fef4"/>
    </style:style>
    <style:style style:name="T168" style:family="text">
      <style:text-properties officeooo:rsid="02f40c6d"/>
    </style:style>
    <style:style style:name="T169" style:family="text">
      <style:text-properties officeooo:rsid="02f44243"/>
    </style:style>
    <style:style style:name="T170" style:family="text">
      <style:text-properties officeooo:rsid="02f87ae3"/>
    </style:style>
    <style:style style:name="T171" style:family="text">
      <style:text-properties officeooo:rsid="02f8cae9"/>
    </style:style>
    <style:style style:name="T172" style:family="text">
      <style:text-properties officeooo:rsid="02fef729"/>
    </style:style>
    <style:style style:name="T173" style:family="text">
      <style:text-properties officeooo:rsid="030143de"/>
    </style:style>
    <style:style style:name="T174" style:family="text">
      <style:text-properties officeooo:rsid="0305d2d6"/>
    </style:style>
    <style:style style:name="T175" style:family="text">
      <style:text-properties officeooo:rsid="0309672d"/>
    </style:style>
    <style:style style:name="T176" style:family="text">
      <style:text-properties officeooo:rsid="030b5782"/>
    </style:style>
    <style:style style:name="T177" style:family="text">
      <style:text-properties officeooo:rsid="030d4f98"/>
    </style:style>
    <style:style style:name="T178" style:family="text">
      <style:text-properties officeooo:rsid="030db7ae"/>
    </style:style>
    <style:style style:name="T179" style:family="text">
      <style:text-properties officeooo:rsid="030fa319"/>
    </style:style>
    <style:style style:name="T180" style:family="text">
      <style:text-properties officeooo:rsid="03107dc6"/>
    </style:style>
    <style:style style:name="T181" style:family="text">
      <style:text-properties officeooo:rsid="0310861e"/>
    </style:style>
    <style:style style:name="T182" style:family="text">
      <style:text-properties officeooo:rsid="01d872e6"/>
    </style:style>
    <style:style style:name="T183" style:family="text">
      <style:text-properties officeooo:rsid="031417ee"/>
    </style:style>
    <style:style style:name="T184" style:family="text">
      <style:text-properties officeooo:rsid="0317f0c9"/>
    </style:style>
    <style:style style:name="T185" style:family="text">
      <style:text-properties officeooo:rsid="031b4b0f"/>
    </style:style>
    <style:style style:name="T186" style:family="text">
      <style:text-properties officeooo:rsid="031c9a5f"/>
    </style:style>
    <style:style style:name="T187" style:family="text">
      <style:text-properties officeooo:rsid="031dae92"/>
    </style:style>
    <style:style style:name="T188" style:family="text">
      <style:text-properties officeooo:rsid="031ed558"/>
    </style:style>
    <style:style style:name="T189" style:family="text">
      <style:text-properties officeooo:rsid="0320ddff"/>
    </style:style>
    <style:style style:name="T190" style:family="text">
      <style:text-properties officeooo:rsid="0322046f"/>
    </style:style>
    <style:style style:name="T191" style:family="text">
      <style:text-properties officeooo:rsid="032309a0"/>
    </style:style>
    <style:style style:name="T192" style:family="text">
      <style:text-properties officeooo:rsid="03243a39"/>
    </style:style>
    <style:style style:name="T193" style:family="text">
      <style:text-properties officeooo:rsid="032445bd"/>
    </style:style>
    <style:style style:name="T194" style:family="text">
      <style:text-properties officeooo:rsid="032526bd"/>
    </style:style>
    <style:style style:name="T195" style:family="text">
      <style:text-properties officeooo:rsid="03317262"/>
    </style:style>
    <style:style style:name="T196" style:family="text">
      <style:text-properties officeooo:rsid="0335f866"/>
    </style:style>
    <style:style style:name="T197" style:family="text">
      <style:text-properties officeooo:rsid="033850f4"/>
    </style:style>
    <style:style style:name="T198" style:family="text">
      <style:text-properties officeooo:rsid="0339883b"/>
    </style:style>
    <style:style style:name="T199" style:family="text">
      <style:text-properties officeooo:rsid="033ae99c"/>
    </style:style>
    <style:style style:name="T200" style:family="text">
      <style:text-properties officeooo:rsid="033e4ca2"/>
    </style:style>
    <style:style style:name="T201" style:family="text">
      <style:text-properties officeooo:rsid="033ef708"/>
    </style:style>
    <style:style style:name="T202" style:family="text">
      <style:text-properties officeooo:rsid="033f2e5e"/>
    </style:style>
    <style:style style:name="T203" style:family="text">
      <style:text-properties officeooo:rsid="03404471"/>
    </style:style>
    <style:style style:name="T204" style:family="text">
      <style:text-properties officeooo:rsid="0342111f"/>
    </style:style>
    <style:style style:name="T205" style:family="text">
      <style:text-properties officeooo:rsid="0343534e"/>
    </style:style>
    <style:style style:name="T206" style:family="text">
      <style:text-properties officeooo:rsid="0344ecec"/>
    </style:style>
    <style:style style:name="T207" style:family="text">
      <style:text-properties officeooo:rsid="0345b7f4"/>
    </style:style>
    <style:style style:name="T208" style:family="text">
      <style:text-properties officeooo:rsid="034ee39a"/>
    </style:style>
    <style:style style:name="T209" style:family="text">
      <style:text-properties officeooo:rsid="03513fb3"/>
    </style:style>
    <style:style style:name="T210" style:family="text">
      <style:text-properties officeooo:rsid="0356184f"/>
    </style:style>
    <style:style style:name="T211" style:family="text">
      <style:text-properties officeooo:rsid="03567091"/>
    </style:style>
    <style:style style:name="T212" style:family="text">
      <style:text-properties officeooo:rsid="03576c89"/>
    </style:style>
    <style:style style:name="T213" style:family="text">
      <style:text-properties officeooo:rsid="0358366c"/>
    </style:style>
    <style:style style:name="T214" style:family="text">
      <style:text-properties officeooo:rsid="0358419e"/>
    </style:style>
    <style:style style:name="T215" style:family="text">
      <style:text-properties officeooo:rsid="035911a6"/>
    </style:style>
    <style:style style:name="T216" style:family="text">
      <style:text-properties officeooo:rsid="035e58de"/>
    </style:style>
    <style:style style:name="T217" style:family="text">
      <style:text-properties officeooo:rsid="03601b1f"/>
    </style:style>
    <style:style style:name="T218" style:family="text">
      <style:text-properties officeooo:rsid="03645774"/>
    </style:style>
    <style:style style:name="T219" style:family="text">
      <style:text-properties officeooo:rsid="001a7ac3"/>
    </style:style>
    <style:style style:name="T220" style:family="text">
      <style:text-properties officeooo:rsid="00229078"/>
    </style:style>
    <style:style style:name="T221" style:family="text">
      <style:text-properties officeooo:rsid="003909c1"/>
    </style:style>
    <style:style style:name="T222" style:family="text">
      <style:text-properties officeooo:rsid="001c8877"/>
    </style:style>
    <style:style style:name="T223" style:family="text">
      <style:text-properties officeooo:rsid="001ee3b7"/>
    </style:style>
    <style:style style:name="T224" style:family="text">
      <style:text-properties officeooo:rsid="0028c4e3"/>
    </style:style>
    <style:style style:name="T225" style:family="text">
      <style:text-properties officeooo:rsid="0024fff9"/>
    </style:style>
    <style:style style:name="T226" style:family="text">
      <style:text-properties officeooo:rsid="002aa211"/>
    </style:style>
    <style:style style:name="T227" style:family="text">
      <style:text-properties officeooo:rsid="00251ea2"/>
    </style:style>
    <style:style style:name="T228" style:family="text">
      <style:text-properties officeooo:rsid="00317aaf"/>
    </style:style>
    <style:style style:name="T229" style:family="text">
      <style:text-properties officeooo:rsid="00360c91"/>
    </style:style>
    <style:style style:name="T230" style:family="text">
      <style:text-properties officeooo:rsid="004603e1"/>
    </style:style>
    <style:style style:name="T231" style:family="text">
      <style:text-properties officeooo:rsid="003a92e7"/>
    </style:style>
    <style:style style:name="T232" style:family="text">
      <style:text-properties officeooo:rsid="004387a9"/>
    </style:style>
    <style:style style:name="T233" style:family="text">
      <style:text-properties fo:font-weight="bold" style:font-weight-asian="bold" style:font-weight-complex="bold"/>
    </style:style>
    <style:style style:name="T234" style:family="text">
      <style:text-properties fo:font-weight="bold" officeooo:rsid="004387a9" style:font-weight-asian="bold" style:font-weight-complex="bold"/>
    </style:style>
    <style:style style:name="T235" style:family="text">
      <style:text-properties officeooo:rsid="0366c94c"/>
    </style:style>
    <style:style style:name="T236" style:family="text">
      <style:text-properties officeooo:rsid="036c9346"/>
    </style:style>
    <style:style style:name="T237" style:family="text">
      <style:text-properties officeooo:rsid="036cf913"/>
    </style:style>
    <style:style style:name="T238" style:family="text">
      <style:text-properties officeooo:rsid="036ee0a9"/>
    </style:style>
    <style:style style:name="T239" style:family="text">
      <style:text-properties officeooo:rsid="03793a94"/>
    </style:style>
    <style:style style:name="T240" style:family="text">
      <style:text-properties officeooo:rsid="037dfb10"/>
    </style:style>
    <style:style style:name="T241" style:family="text">
      <style:text-properties officeooo:rsid="037e5239"/>
    </style:style>
    <style:style style:name="T242" style:family="text">
      <style:text-properties officeooo:rsid="0380e794"/>
    </style:style>
    <style:style style:name="T243" style:family="text">
      <style:text-properties officeooo:rsid="03850522"/>
    </style:style>
    <style:style style:name="T244" style:family="text">
      <style:text-properties officeooo:rsid="0389f902"/>
    </style:style>
    <style:style style:name="T245" style:family="text">
      <style:text-properties officeooo:rsid="038aface"/>
    </style:style>
    <style:style style:name="T246" style:family="text">
      <style:text-properties officeooo:rsid="038c30c3"/>
    </style:style>
    <style:style style:name="T247" style:family="text">
      <style:text-properties officeooo:rsid="038d95df"/>
    </style:style>
    <style:style style:name="T248" style:family="text">
      <style:text-properties officeooo:rsid="038da1e2"/>
    </style:style>
    <style:style style:name="T249" style:family="text">
      <style:text-properties officeooo:rsid="03921dc7"/>
    </style:style>
    <style:style style:name="T250" style:family="text">
      <style:text-properties officeooo:rsid="039363f1"/>
    </style:style>
    <style:style style:name="T251" style:family="text">
      <style:text-properties officeooo:rsid="0393f903"/>
    </style:style>
    <style:style style:name="T252" style:family="text">
      <style:text-properties officeooo:rsid="0393f903" fo:background-color="#ffffff" loext:char-shading-value="0"/>
    </style:style>
    <style:style style:name="T253" style:family="text">
      <style:text-properties officeooo:rsid="03b39402" fo:background-color="#ffffff" loext:char-shading-value="0"/>
    </style:style>
    <style:style style:name="T254" style:family="text">
      <style:text-properties officeooo:rsid="0395c9c1"/>
    </style:style>
    <style:style style:name="T255" style:family="text">
      <style:text-properties officeooo:rsid="039b99af"/>
    </style:style>
    <style:style style:name="T256" style:family="text">
      <style:text-properties officeooo:rsid="039f045b"/>
    </style:style>
    <style:style style:name="T257" style:family="text">
      <style:text-properties officeooo:rsid="039f7662"/>
    </style:style>
    <style:style style:name="T258" style:family="text">
      <style:text-properties officeooo:rsid="03a0eb10"/>
    </style:style>
    <style:style style:name="T259" style:family="text">
      <style:text-properties officeooo:rsid="03a33e9c"/>
    </style:style>
    <style:style style:name="T260" style:family="text">
      <style:text-properties officeooo:rsid="03a52bd6"/>
    </style:style>
    <style:style style:name="T261" style:family="text">
      <style:text-properties officeooo:rsid="03a8d313"/>
    </style:style>
    <style:style style:name="T262" style:family="text">
      <style:text-properties officeooo:rsid="03aaad60"/>
    </style:style>
    <style:style style:name="T263" style:family="text">
      <style:text-properties officeooo:rsid="03acb48b"/>
    </style:style>
    <style:style style:name="T264" style:family="text">
      <style:text-properties officeooo:rsid="03ae3867"/>
    </style:style>
    <style:style style:name="T265" style:family="text">
      <style:text-properties officeooo:rsid="03b00857"/>
    </style:style>
    <style:style style:name="T266" style:family="text">
      <style:text-properties officeooo:rsid="03b1c398"/>
    </style:style>
    <style:style style:name="T267" style:family="text">
      <style:text-properties officeooo:rsid="03b39402"/>
    </style:style>
    <style:style style:name="T268" style:family="text">
      <style:text-properties officeooo:rsid="03b5d75a"/>
    </style:style>
    <style:style style:name="T269" style:family="text">
      <style:text-properties officeooo:rsid="03b7c840"/>
    </style:style>
    <style:style style:name="T270" style:family="text">
      <style:text-properties officeooo:rsid="03b87e91"/>
    </style:style>
    <style:style style:name="T271" style:family="text">
      <style:text-properties officeooo:rsid="03ba5430"/>
    </style:style>
    <style:style style:name="T272" style:family="text">
      <style:text-properties officeooo:rsid="03bb6800"/>
    </style:style>
    <style:style style:name="T273" style:family="text">
      <style:text-properties officeooo:rsid="03bd27ce"/>
    </style:style>
    <style:style style:name="T274" style:family="text">
      <style:text-properties officeooo:rsid="03bf6ba5"/>
    </style:style>
    <style:style style:name="T275" style:family="text">
      <style:text-properties officeooo:rsid="03c34570"/>
    </style:style>
    <style:style style:name="T276" style:family="text">
      <style:text-properties officeooo:rsid="03c6080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28" text:outline-level="1">Семь вечностей</text:h>
      <text:p text:style-name="P11">(<text:span text:style-name="T96">ниспада</text:span>ющее безумие)</text:p>
      <text:p text:style-name="P1"/>
      <text:h text:style-name="P230" text:outline-level="2">1</text:h>
      <text:p text:style-name="P122">009 Sound System – DreamScape <text:span text:style-name="T124">(https://www.youtube.com/watch?v=TKfS5zVfGBc)</text:span></text:p>
      <text:p text:style-name="P2"><text:span text:style-name="T6">Грымза</text:span> поднесла блюдце и стакан с водой. <text:span text:style-name="T3">Я съёжился под её колючим взглядом.</text:span></text:p>
      <text:p text:style-name="P2"/>
      <text:p text:style-name="P2">- Пей.</text:p>
      <text:p text:style-name="P2"/>
      <text:p text:style-name="P2"><text:span text:style-name="T1">Она строго проследила за тем, как я</text:span> взял с блюдца <text:span text:style-name="T1">таблетку</text:span> и запил. <text:span text:style-name="T1">Многонедельный трюк с прятаньем <text:s/>лекарства между большим и указательным пальцами на прошлой неделе был по невнимательности провален. Стоило взять стакан той же рукой, которой я до того брал таблетку, как глазастая тётка увидела сквозь стекло зажатую пилюлю.</text:span></text:p>
      <text:p text:style-name="P2"/>
      <text:p text:style-name="P2">- <text:span text:style-name="T2">Открой рот.</text:span></text:p>
      <text:p text:style-name="P2"/>
      <text:p text:style-name="P3">Я открыл <text:span text:style-name="T3">хлебальник </text:span>и повертел языком вверх – вниз – <text:span text:style-name="T3">в стороны</text:span>, показывая, что не спрятал гал<text:span text:style-name="T4">о</text:span>перидол <text:span text:style-name="T3">за щекой или под корнем</text:span>.</text:p>
      <text:p text:style-name="P4"><text:span text:style-name="T6">Грымза </text:span>удовлетворительно кивнула и направилась к выходу.</text:p>
      <text:p text:style-name="P5"/>
      <text:p text:style-name="P5">Скрипнула дверь. <text:span text:style-name="T13">Белая фигура скрылась за грязным стеклом. </text:span>Я прислушался к удаляющимся шагам по коридору. Когда они окончательно стихли, я <text:span text:style-name="T5">лёг на край кровати спиной к двери. В стекле окна отражалась скучающая физиономия судьи Дредда – так мы прозвали надзирающего санитара за его засаленые дреды, свисающие из-под шапочки. Никто не помнил его настоящего имени, да в этом и не было никакой нужды – здесь, в Чертогах Разума, имена используются редко.</text:span></text:p>
      <text:p text:style-name="P5"/>
      <text:p text:style-name="P8">Напротив меня лежал Терминатор. Нет, не тот, который с железным скелетом внутри, а который из <text:span text:style-name="T8">ртути</text:span>. Собственно, в этом даже жидкого металла не было, но однажды он попытался пробежать сквозь оконную решётку, прямо как тот, <text:span text:style-name="T8">ртутный</text:span>. Ему это почти удалось – по крайней мере, два крепления из четырёх были сорваны. Слесарь Алкоголич потом долго поносил китайцев с их говённым пластилиновым железом, немцев с их говённым крошащимся сатенгипсом и наших рукожопов, установивших решётку перед стеклом, а не после.</text:p>
      <text:p text:style-name="P6"/>
      <text:p text:style-name="P6">Терминатор безучастно смотрел в потолок, чуть левее лампы. После неудачной пробежки у него замкнулись какие-то цепи в голове и он <text:span text:style-name="T7">созерцал никому не известные дали, отвлекаясь только на еду, сон и испражнения.</text:span></text:p>
      <text:p text:style-name="P7"/>
      <text:p text:style-name="P7"><text:soft-page-break/>Я медленно протянул руку и достал из-под его кровати судно. Терминатор, как единственный неходячий в палате, был монопольным обладателем утки, <text:span text:style-name="T11">чему я страшно завидовал</text:span>. К счастью, сегодня он ещё не успел ею воспользоваться. Нет, мне бы это не помешало, но сильно подпортило бы фэншуй.</text:p>
      <text:p text:style-name="P7">Пододвинув судно одной рукой к себе поближе, я склонился над ним и засунул вторую <text:span text:style-name="T14">руку </text:span>как можно глубже себе в рот.</text:p>
      <text:p text:style-name="P7"/>
      <text:p text:style-name="P9">Вооот тааак...</text:p>
      <text:p text:style-name="P7"/>
      <text:p text:style-name="P9">Я, наверное, единственный человек в мире, умеющий блевать бесшумно.</text:p>
      <text:p text:style-name="P9">Таблетка стукнулась <text:span text:style-name="T10">в</text:span> эмалированный металл. <text:span text:style-name="T9">Теперь её надо обязательно забрать во избежание обнаружения, растолочь монеткой в кашицу и размазать по полу под койкой.</text:span></text:p>
      <text:p text:style-name="P10"/>
      <text:p text:style-name="P17"><text:span text:style-name="T15">Я осторожно задвинул судно обратно под кровать Терминатору. </text:span>Дело сделано. <text:span text:style-name="T12">Теперь можно и заснуть.</text:span></text:p>
      <text:p text:style-name="P18"/>
      <text:p text:style-name="P19">***</text:p>
      <text:p text:style-name="P53"><text:a xlink:type="simple" xlink:href="https://www.youtube.com/watch?v=rvk5D1iI2LA" text:style-name="Internet_20_link" text:visited-style-name="Visited_20_Internet_20_Link">https://www.youtube.com/watch?v=rvk5D1iI2LA</text:a></text:p>
      <text:h text:style-name="P229" text:outline-level="1">Mark Knopfler - Marbletown - Córdoba 2010 </text:h>
      <text:p text:style-name="P53"/>
      <text:p text:style-name="P20"><text:span text:style-name="T17">Джет</text:span> нетерпеливо <text:span text:style-name="T16">толкает</text:span> меня <text:span text:style-name="T16">копытом в</text:span> плечо.</text:p>
      <text:p text:style-name="P20">- <text:span text:style-name="T17">Хум</text:span>, вставай! <text:span text:style-name="T17">Хум! Пора собираться! Хум… Хуман!!!</text:span></text:p>
      <text:p text:style-name="P22">Последний толчок был больше похож на <text:span text:style-name="T18">пинок. Я со стоном разлепляю веки.</text:span></text:p>
      <text:p text:style-name="P23"/>
      <text:p text:style-name="P23"><text:span text:style-name="T20">Поняха</text:span> прыг<text:span text:style-name="T245">ает</text:span> вокруг меня в нетерпении, бросая скомкан<text:span text:style-name="T45">ые</text:span> <text:span text:style-name="T45">шмотки</text:span> в <text:span text:style-name="T52">мешок</text:span> и утрамбовывая <text:span text:style-name="T45">их</text:span> задними ногами. <text:span text:style-name="T19">Солнечные зайчики едва поспевают за ней, осыпая весёлыми искрами её голубую шёрстку.</text:span></text:p>
      <text:p text:style-name="P23"/>
      <text:p text:style-name="P23">- <text:span text:style-name="T47">Они приближаются! Я слышала их горн</text:span><text:span text:style-name="T22">!</text:span><text:span text:style-name="T20"> Надо убираться отсюда!</text:span></text:p>
      <text:p text:style-name="P20"/>
      <text:p text:style-name="P24">Последнюю порцию барахла Джет утрамбов<text:span text:style-name="T245">ывает</text:span>, с размаху усевшись на <text:span text:style-name="T52">мешок</text:span>. Тот жалобно скрип<text:span text:style-name="T245">ит</text:span>.</text:p>
      <text:p text:style-name="P24"/>
      <text:p text:style-name="P24">- <text:span text:style-name="T46">Да вставай же!</text:span></text:p>
      <text:p text:style-name="P25">Не дождавшись, Джет нетерпеливо прыг<text:span text:style-name="T245">ает</text:span> ко мне и, поддев мордой, перев<text:span text:style-name="T245">одит</text:span> в сидячее положение.</text:p>
      <text:p text:style-name="P25"><text:span text:style-name="T52">Мешок</text:span>, облегчённо крякнув, выва<text:span text:style-name="T245">ливает</text:span> половину содержимого на землю.</text:p>
      <text:p text:style-name="P25"/>
      <text:p text:style-name="P199"><text:soft-page-break/><text:span text:style-name="T236">Три дня</text:span>! <text:span text:style-name="T236">Три</text:span> грёбаны<text:span text:style-name="T236">х</text:span> <text:span text:style-name="T236">дня</text:span> мы скрытно пробираемся к <text:span text:style-name="T49">проклятой </text:span><text:span text:style-name="T118">скале</text:span>, как какие-то <text:span text:style-name="T48">беглые каторжники</text:span>. <text:span text:style-name="T50">Чёртов дракон часто охотится аккурат в тех местах, куда нам надо добраться во что бы то ни стало. И чем ближе мы подходим, тем опаснее становится.</text:span></text:p>
      <text:p text:style-name="P52">С <text:span text:style-name="T38">Агамемноном</text:span> шутки плохи – всё чаще по дороге нам встречаются обглоданные кости и разгрызенные черепа. <text:span text:style-name="T51">Пару раз кости лежат на выжженых до углей проплешинах – видно, ленивому ящеру надоело гоняться за добычей и он накрыл огнём пару гектаров площади.</text:span></text:p>
      <text:p text:style-name="P54"/>
      <text:p text:style-name="P54">Но самое опасное – даже не <text:span text:style-name="T270">Агамемнон</text:span>. <text:span text:style-name="T58">Нееет, чешуйчатый самовар вылетает из логова</text:span> <text:span text:style-name="T54">на охоту </text:span><text:span text:style-name="T111">на рассвете и возвращается до полдня,</text:span><text:span text:style-name="T54"> строго по расписанию. И если затаиться в </text:span><text:span text:style-name="T111">эти часы</text:span><text:span text:style-name="T54"> и не показывать носа из убежища, можно потом остаток суток, что тебя сожрёт мифическое, но оттого не менее прожорливое чудовище.</text:span></text:p>
      <text:p text:style-name="P54"/>
      <text:p text:style-name="P27"><text:span text:style-name="T174">Нет, Агамемнон – ерунда. </text:span>За нами. Гонятся. Чёртовы. Чокнутые. Пони.</text:p>
      <text:p text:style-name="P28"/>
      <text:p text:style-name="P28">Если бы <text:span text:style-name="T54">я</text:span> когда-нибудь <text:span text:style-name="T58">узнал</text:span>, что <text:span text:style-name="T53">меня захочет трахнуть дочь вождя, я бы, усмехнулся, пожал плечами и отшутился бы чем-то типа: “Презервативы свои брать или выдадут”? </text:span></text:p>
      <text:p text:style-name="P29">Вот только шуточка встала бы <text:span text:style-name="T57">мне </text:span>поперёк горла, если б я знал, что <text:span text:style-name="T58">этот </text:span>вождь верховодит табуном агрессивных мускулистых битюгов, а дочурка <text:span text:style-name="T56">его </text:span>– <text:span text:style-name="T55">жопастая розовогривая кобыла с переплетенными ленточкой кудряшками и паровозной топкой под хвостом – всерьёз положила на тебя глаз! А сам папаша – замотанный в рваную кольчугу одноглазый жеребец - имеет вздорную привычку сначала махать бердышем, а потом думать! И тот факт, что эти четырёхкопытные полудурки в рогатых шлемах мне по пояс ростом, никак не спасает ситуацию – сил у них намного больше, чем у мужчины среднего возраста, я уже много раз в этом убеждался.</text:span></text:p>
      <text:p text:style-name="P30"/>
      <text:p text:style-name="P31">Ну вот кто заставил тебя улыб<text:span text:style-name="T177">аться</text:span> Дейдре, Хуман? Ведь всё так неплохо шло…</text:p>
      <text:p text:style-name="P56"/>
      <text:p text:style-name="P59">***</text:p>
      <text:p text:style-name="P56"/>
      <text:p text:style-name="P56">...</text:p>
      <text:p text:style-name="P60">- <text:span text:style-name="T73">Привет, красавчики! &lt;</text:span><text:span text:style-name="T112">Развернуть характер Эпплхэт</text:span><text:span text:style-name="T73">&gt;</text:span></text:p>
      <text:p text:style-name="P60"/>
      <text:p text:style-name="P84">Мы обернулись на голос и узрели с полдюжины коп<text:span text:style-name="T74">и</text:span>й, чуть ли не утыкающихся нам в носы.</text:p>
      <text:p text:style-name="P86">Наконец-то до тебя, Хуман, дошло, что это – мир пони! А Джет – вовсе не чокнутая фантазия твоего обласканного Альцгеймером сознания, а вполне типичный его представитель. Потому что копья лежали в крепких <text:span text:style-name="T76">копытах упакованных в грязные кожано-кольчужные доспехи понях, всем своим видом показывающих, что улыбок им сегодня не завезли. </text:span></text:p>
      <text:p text:style-name="P86"/>
      <text:p text:style-name="P87">- <text:span text:style-name="T77">Ох! - Джет тихо поперхнулась и резко отпрыгнула назад, развернувшись в прыжке. Мою руку она при этом не отпустила, а, каким-то диким выкрутасом, дёрнула её изо всех сил, закинув меня себе на спину.</text:span></text:p>
      <text:p text:style-name="P87"><text:soft-page-break/></text:p>
      <text:p text:style-name="P92">По-моему, я упал прямо на сломанное крыло пегаски. Потому что она завопила от боли, задрожав подо мной всем телом. Сделав два прыжка по направлению к кустам, она остановилась как вкопанная. Я скатился с худенького тела на песок и поднял голову.</text:p>
      <text:p text:style-name="P88">В грудь Джет упиралось копьё крохотной поньки с гривой ёршиком.<text:span text:style-name="T239">&lt;</text:span><text:span text:style-name="T113">Развернуть характер Лейлы Блум</text:span><text:span text:style-name="T239">&gt;</text:span></text:p>
      <text:p text:style-name="P88"/>
      <text:p text:style-name="P88">- Хорошая попытка, <text:span text:style-name="T165">летун</text:span>, - расплылась в ехидной улыбке малютка, - но устраивать засады нас учат с младенчества. <text:span text:style-name="T78">Крылатым этого не понять, правда?</text:span></text:p>
      <text:p text:style-name="P88"/>
      <text:p text:style-name="P89">Тут до меня дошло, что крыльев у этих оборванцев не наблюдается.</text:p>
      <text:p text:style-name="P89"/>
      <text:p text:style-name="P90">- Молодец, Лейла! - похвалила козявку пони из подоспевшей группы. Одета она была в доспехи чуть почище, чем у остальных, а её грива была собрана в пучок и перехвачена тесёмкой.<text:span text:style-name="T239">&lt;</text:span><text:span text:style-name="T113">Шляпа с яблоком</text:span><text:span text:style-name="T239">&gt;</text:span> - Не пытайтесь уйти, красавчики. Мы ведь можем и рассердиться. А когда мы сердимся, мы <text:span text:style-name="T23">связываем пленников</text:span>. <text:span text:style-name="T79">Ноги и крылья. Очень туго. </text:span>И тогда они уже не могут бежать. И сердить нас. <text:span text:style-name="T81">А к пегасам ещё приковываем гирю.</text:span> Всё просто, усекли? <text:span text:style-name="T80">И нам плевать, что у пегаски крыло гнётся в обе стороны</text:span>, - <text:span text:style-name="T79">о</text:span>на <text:span text:style-name="T80">насмешливо кивнула</text:span> Джет.</text:p>
      <text:p text:style-name="P90"/>
      <text:p text:style-name="P90">Та мрачно стояла, сцепив зубы.</text:p>
      <text:p text:style-name="P89"/>
      <text:p text:style-name="P89">- За меня могут заплатить хороший выкуп, - наконец, <text:span text:style-name="T165">с сомнением </text:span>произнесла она. - А Хуман ничего не помнит, ни кто он, ни откуда. Как жеребёнок. Его Агамемнон по голове треснул во время охоты. <text:span text:style-name="T103">С него вы ничего не получите, лучше отпустите. Вы же не трогаете жеребят</text:span>?</text:p>
      <text:p text:style-name="P89"/>
      <text:p text:style-name="P91">Её собеседница только хмыкнула.</text:p>
      <text:p text:style-name="P91"/>
      <text:p text:style-name="P91">- Хорош жеребёнок - <text:span text:style-name="T81">ягодицы, что у ломовика!</text:span> - она задумалась. <text:span text:style-name="T75">- Так. Летуна – на кухню. А этого… красавчика – к Дейдре.</text:span></text:p>
      <text:p text:style-name="P84"/>
      <text:p text:style-name="P95">***</text:p>
      <text:p text:style-name="P107"/>
      <text:p text:style-name="P110">Тема беседы просто вводила <text:span text:style-name="T98">тебя </text:span>в шок, <text:span text:style-name="T98">Хуман!</text:span> Вот уже битых полчаса розовогривая поняха втолковывала тебе, что ты должен присоединиться к племенному табуну жеребцов <text:span text:style-name="T119">в качестве топ-осеменителя!</text:span> От такой перспективы всё твоё естество дрожало и старалось спрятаться куда-нибудь поглубже, желательно закрыв за собой бронированную дверь и повернув штурвал ригеля на три поворота.</text:p>
      <text:p text:style-name="P110"/>
      <text:p text:style-name="P110">…</text:p>
      <text:p text:style-name="P110"><text:soft-page-break/></text:p>
      <text:p text:style-name="P107">- <text:span text:style-name="T91">Эй, но я же не пони! Какой вам от меня прок в таком </text:span><text:span text:style-name="T104">идиотском</text:span><text:span text:style-name="T91"> деле, как привнесение свежей крови в племя? У нас не будет детей, то есть жеребят! Даже если принять допущение, что я трахну четырёхкопытное, хотя мне это даже в дурном сне не приснится!</text:span></text:p>
      <text:p text:style-name="P107"/>
      <text:p text:style-name="P117"><text:span text:style-name="T121">Я аж передёрнул плечами. </text:span><text:span text:style-name="T105">Конеёбство</text:span><text:span text:style-name="T121"> – это, явно, не то занятие, чем ты занимался в прошлом и хотел бы заниматься в будущем, Хуман! </text:span></text:p>
      <text:p text:style-name="P159">Поняха с недоверием смотрела на меня.</text:p>
      <text:p text:style-name="P116"/>
      <text:p text:style-name="P109">- <text:span text:style-name="T95">Хум, т</text:span>ы прикалываешься? Или та <text:span text:style-name="T241">п</text:span>о<text:span text:style-name="T241">л</text:span>оманая пегаска таки права, и ты действительно ни<text:span text:style-name="T148">чего</text:span> не <text:span text:style-name="T122">помнишь</text:span>?</text:p>
      <text:p text:style-name="P109"/>
      <text:p text:style-name="P111">Пон<text:span text:style-name="T119">ька</text:span> принялась загибать копыта, делая сброс через каждую пару:</text:p>
      <text:p text:style-name="P111"/>
      <text:p text:style-name="P112">- Во-первых, <text:span text:style-name="T119">полная </text:span>несовместимость видов – это миф, распространяемый последователями “<text:span text:style-name="T123">Торийской</text:span> <text:span text:style-name="T123">расы</text:span>”. <text:span text:style-name="T99">Есть такая секта, пропагандирующая исключительно внутривидовые пары. И всё бы ничего, да только их предводитель – потомок пони и осла, ха-ха! То есть, у партнёров разных видов вероятность получения потомства, разумеется, ниже, но не абсолютно нулевая. И если ты будешь крыть кобылок достаточно часто, то… - Дейдра построила мне “глазки”…</text:span></text:p>
      <text:p text:style-name="P112"/>
      <text:p text:style-name="P112">…<text:span text:style-name="T120">Я истерически рассмеялся…</text:span></text:p>
      <text:p text:style-name="P112"/>
      <text:p text:style-name="P111">- Во-вторых, <text:span text:style-name="T100">шанс получения потомства можно поднять с помощью магического ритуала “Pornis erektus”. С этим сложнее, у нас в племени нет магов. Но я могу попытаться договориться на стороне. </text:span><text:span text:style-name="T106">У меня есть подруга из единорогов, </text:span><text:span text:style-name="T107">только ты не говори никому, это тайна!</text:span><text:span text:style-name="T100"> Хотя, может, ты умеешь магичить, Хум?</text:span></text:p>
      <text:p text:style-name="P118"/>
      <text:p text:style-name="P119">Поняха с надеждой посмотрела на меня. Я с огромным облегчением отрицательно помотал головой.</text:p>
      <text:p text:style-name="P111"/>
      <text:p text:style-name="P113">- <text:span text:style-name="T125">В</text:span>-третьих, в твоём случае даже не столь важн<text:span text:style-name="T127">а</text:span> <text:span text:style-name="T127">свежая кровь</text:span>, как то, что ты – представитель совершенно иного племени. <text:span text:style-name="T100">Посмотри на пегасов! Пятьдесят лет назад это было соседнее с нами племя – наши деды даже лупили друг друга за яблоню, стоящую на общей границе владений. А потом дочь их вождя заключила брак с вождём грифонов. И у них родились крылатые пони! И теперь они гоняют облака, а мы по-прежнему ковыряемся в земле!</text:span></text:p>
      <text:p text:style-name="P113"/>
      <text:p text:style-name="P154">Дейдра мечтательно вздохнула.</text:p>
      <text:p text:style-name="P153"/>
      <text:p text:style-name="P153"><text:soft-page-break/>- Может, ты тоже вождь своего племени, <text:span text:style-name="T101">Хум</text:span>? Какой у <text:span text:style-name="T101">тебя</text:span> талант? <text:span text:style-name="T101">Летать и магичить ты не умеешь. </text:span>Может, <text:span text:style-name="T101">т</text:span>ы <text:span text:style-name="T101">умеешь</text:span> <text:span text:style-name="T128">предсказывать погоду? Нам бы очень пригодилось в выращивании картохи. Может быть, ты даже умеешь </text:span><text:span text:style-name="T131">управлять облаками</text:span><text:span text:style-name="T128">? Мы б тогда пегасам показали копыто от плеча </text:span><text:span text:style-name="T129">вместо </text:span><text:span text:style-name="T128">четверт</text:span><text:span text:style-name="T130">и</text:span><text:span text:style-name="T128"> урожая за дождик после посевной!</text:span></text:p>
      <text:p text:style-name="P97"/>
      <text:p text:style-name="P155">Я упорно помотал головой. <text:span text:style-name="T145">Дейдра пристально уставилась на меня, пытаясь рассмотреть мой талант. Наконец она ухмыльнулась кривой улыбкой.</text:span></text:p>
      <text:p text:style-name="P115"/>
      <text:p text:style-name="P114">- И, наконец, в-четвёртых, <text:span text:style-name="T151">если ты будешь моим личным фаворитом, то конкретно</text:span> для меня аспект потомства совершенно не критичен. <text:span text:style-name="T102">Поверь, в отличие от большинства местных кобылок, мне вожжа под хвост не попала. Я хочу повидать мир до того, как начать няньчиться с жеребятами.</text:span></text:p>
      <text:p text:style-name="P109">- <text:span text:style-name="T146">Мне всё ещё непонятно, на кой чёрт я вам сдался? <text:s/>- наконец, подал голос я, пропуская мимо ушей последнее предложение Дейдры. - Почему вы зациклились на свежей крови? У вас что, своих жеребцов не хватает? Или они все – сплошь импотенты?</text:span></text:p>
      <text:p text:style-name="P156"/>
      <text:p text:style-name="P157">Розовая поняха заметно поскучнела.</text:p>
      <text:p text:style-name="P94"/>
      <text:p text:style-name="P94">- <text:span text:style-name="T147">Не ты первый задаешь такой вопрос. Мне приходилось отвечать на эту тему и грифонам, и бизонам, и даже мантикоре. Поверь, мне бы больше хотелось обсуждать с тобой конструкцию двухмачтового люггера, чем аспекты понеразмножения. Но мой долг, как дочери Пая Твердолоба, заботиться о выживании племени. Межплеменной союз нам просто необходим. Наше племя вырождается, Хуман, - заученно объясняла Дейдра. - Нас мало. От близкородственных браков рождается всё меньше жеребцов и всё больше кобылок. И если бы только это!</text:span></text:p>
      <text:p text:style-name="P93"/>
      <text:p text:style-name="P101"><text:span text:style-name="T88">Розовогривая кобылка</text:span> вытащила зубами из-<text:span text:style-name="T82">за топчана</text:span> пузатую фляжку из тыквы <text:span text:style-name="T82">и потрясла её за горлышко. Услышав <text:s/>бульканье, она удовлетворительно кивнула, выбила мастерским ударом в донышко пробку и сделала длинный глоток.</text:span></text:p>
      <text:p text:style-name="P100"/>
      <text:p text:style-name="P96">- <text:span text:style-name="T82">У большинства моих соплеменников мозги в отключке… - кобылка неопределённо помахала копытом, - знаешь, с расстояния вроде пони как пони, но вблизи - прямо беда. Кроме мордобоек и выпивки мало что интересует. Даже поговорить не о чём. Кроме мордобоек и выпивки.</text:span></text:p>
      <text:p text:style-name="P96"/>
      <text:p text:style-name="P195">Я <text:span text:style-name="T175">улыбнулся и </text:span>понимающе покачал головой. <text:span text:style-name="T176">Всё-таки между людьми и пони намного больше общего, чем тебе казалось, Хуман!</text:span></text:p>
      <text:p text:style-name="P197">Дейдра уныло свесила голову.</text:p>
      <text:p text:style-name="P102"/>
      <text:p text:style-name="P102">- Если бы ты знал, как меня это <text:span text:style-name="T97">достало</text:span>! <text:span text:style-name="T83">Мне, лучшей выпускнице Понхэнджа позапрошлого года, приходится выслушивать пьяный трындёж папашиных собутыльников о том, чей лоб твёрже! А потом </text:span><text:soft-page-break/><text:span text:style-name="T83">они от слов переходят к делу – и на следующее утро в бражном зале приходится менять половину скамеек, которые эти остолопы разбивают в соревновании!</text:span></text:p>
      <text:p text:style-name="P102"/>
      <text:p text:style-name="P103"><text:span text:style-name="T93">Розовая к</text:span>обылка <text:span text:style-name="T89">вновь</text:span> сжала зубами горлышко и запрокинула бутылку. Послышалось долгое бульканье.</text:p>
      <text:p text:style-name="P96"/>
      <text:p text:style-name="P96">- <text:span text:style-name="T84">Но от этих дуболомов есть хоть какая-то польза, - Дейдра, наконец, поставила бутылку на стол и вытерла рот. - Разбитые скамейки потом идут на дрова. Гораздо хуже попасть в окружение табунных мамок и тёток…</text:span></text:p>
      <text:p text:style-name="P96"/>
      <text:p text:style-name="P104">Дейдра в напускном ужасе округлила глаза и покрутила возле виска копытом. Кудряшки <text:span text:style-name="T90">её</text:span> гривы стали подозрительно <text:span text:style-name="T94">топорщиться</text:span> в разные стороны.</text:p>
      <text:p text:style-name="P103"/>
      <text:p text:style-name="P103">- Хум, они полностью <text:span text:style-name="T85">бананулись</text:span> на жеребятах! Абсолютно и безвозвратно! <text:span text:style-name="T85">Мне страшно находиться рядом с ними! Я подозреваю, они заражены каким-то мозговым слизняком, который может перелезть и на меня.</text:span></text:p>
      <text:p text:style-name="P105"/>
      <text:p text:style-name="P105">Кобылка завела глаза, сложила губы бантиком и произнесла фальцетом:</text:p>
      <text:p text:style-name="P105"/>
      <text:p text:style-name="P106">- <text:span text:style-name="T86">Дейдра, </text:span>тебе <text:span text:style-name="T86">п</text:span>ора заиметь своего покакунчика-посисюнчика, надо исполнить своё предназначение, <text:span text:style-name="T92">нам нужен преемник вождю,</text:span> песчинки-то падают, всем нужен покакунчик, не быть тебе полноценной без посисюнчика…</text:p>
      <text:p text:style-name="P105"/>
      <text:p text:style-name="P105">Дейдра с чувством приложилась лбом о стол. <text:span text:style-name="T149">Послышался треск. </text:span>Полупустая бутылка подпрыгнула и остановилась у самого края. <text:span text:style-name="T86">Я даже начал проникаться сочувствием к своей поработительнице.</text:span></text:p>
      <text:p text:style-name="P105"/>
      <text:p text:style-name="P103">- <text:span text:style-name="T86">Я лучше в пираты пойду, - пробормотала Дейдра с закрытыми глазами. - У меня есть почти достроенный корабль. Сколочу команду, назову люггер “Хитрожопкой” и потом все племена на три дня галопа от Большой Воды будут говорить о Дейдре Пай Твердолобой!.. А тебя, Хум, возьму к себе на парусник юнгой… Если будешь меня слушаться, то быстро станешь капитанским фаворитом… А слушаться меня ты будешь, потому что я самая великая пи… Хр-р-р…</text:span></text:p>
      <text:p text:style-name="P103"/>
      <text:p text:style-name="P108"><text:span text:style-name="T87">Вместе с храпом изо рта великой пиратки вылетело три розовых пузыря. </text:span>Поняха явно перебрала с алкоголем.</text:p>
      <text:p text:style-name="P103"/>
      <text:p text:style-name="P99">***</text:p>
      <text:p text:style-name="P96"/>
      <text:p text:style-name="P164">Положение единственного человека в обществе пони имеет свои преимущества, <text:span text:style-name="T153">Хуман</text:span>! Нет, не то, что чокнутые на всю голову поняхи рассматривают тебя как кандидата на <text:span text:style-name="T153">улучшение племенной крови. </text:span><text:soft-page-break/><text:span text:style-name="T153">Просто, не будучи знакомы с человеческой анатомией, копытные честно связали тебе на ночь ноги, чтобы не убежал перед свадьбой. Все две. Отмороженый папаша Дейдры – лохматый одноглазый жеребец с выбитым зубом – лично проверил крепость узлов. И надел на шею ошейник, не дающий пригнуться к ногам. Надо полагать, чтобы нельзя было их развязать зубами. О руках же отбитый засранец не позаботился. Логика четырёхкопытных: всё, что не ступает по земле, нефункционально.</text:span></text:p>
      <text:p text:style-name="P166"/>
      <text:p text:style-name="P167">Поэтому полночь застала меня тыкающимся во все <text:span text:style-name="T159">углы </text:span>в поисках <text:span text:style-name="T155">кухни. Найдя, наконец, искомую дверь, не было большого труда обнаружить кладовку, из которой раздавалось громкое храпение.</text:span></text:p>
      <text:p text:style-name="P165"/>
      <text:p text:style-name="P160">- Джет… Джет… Да вставай же, засоня! - я громко шептал в ухо спящей пегаске, <text:span text:style-name="T24">легонько похлопывая по шее</text:span><text:span text:style-name="T21">.</text:span></text:p>
      <text:p text:style-name="P160">- Мн-мн-хррр, - сонно чавкала пегаска, пуская слюни. - <text:span text:style-name="T150">Гороховый суп закончился. Пюре будет через полчаса. Не ломайте лавки, пожалуйста… А? Что?</text:span></text:p>
      <text:p text:style-name="P120"/>
      <text:p text:style-name="P161">Я шёлкнул пегаску по носу.</text:p>
      <text:p text:style-name="P161">- Вставай! Надо сматываться. <text:span text:style-name="T152">Дейдра хочет сделать меня своим фаворитом. У меня плохие предчувствия на этот счёт.</text:span></text:p>
      <text:p text:style-name="P161"/>
      <text:p text:style-name="P163">Пегаска <text:span text:style-name="T156">поднялась</text:span>, потирая нос копытом. <text:span text:style-name="T157">Рваное одеяло сползло с её тела и в нос мне ударил кислый запах. </text:span></text:p>
      <text:p text:style-name="P171">- Тут что, докторов нет? Неужели нельзя было нормально сделать? - я указал на покалеченное крыло, примотанное к телу рваной тряпкой.</text:p>
      <text:p text:style-name="P163">- <text:span text:style-name="T158">Не знаю, Хум, о каких докторах ты говоришь, но хороший знахарь-шаман мне бы сейчас не помешал. Сустав распух. И болит сильнее прежнего, - пробормотала пегаска, потёршись об меня носом в приветствии. - Так что, бежим? Мне эти кастрюли уже снятся! Я за прошлые сутки сварила двенадцать баков гороховой похлёбки и шесть котлов горохового пюре – надо полагать, у этих голодранцев в запасах кроме гороха ничего нет. И, знаешь, я готова месяц выступать в уличном театре, только чтобы не готовить ещё хоть одну кастрюлю этого варева! Так ведь и рехнуться недолго…</text:span></text:p>
      <text:p text:style-name="P163"/>
      <text:p text:style-name="P163">…</text:p>
      <text:p text:style-name="P163"/>
      <text:p text:style-name="P169">Очертания большого зала едва угадывались в тусклом свете остывающих углей камина. <text:span text:style-name="T160">В дальнем углу темнела заветная дверь. Всего двадцать шагов – и ты на свободе, Хуман!</text:span></text:p>
      <text:p text:style-name="P170"/>
      <text:p text:style-name="P170">Есть только одно маленькое “но”.</text:p>
      <text:p text:style-name="P170">Эти двадцать шагов заполнены валяющимися вповалку, храпящими, <text:span text:style-name="T162">чмокающими, сопящими</text:span> и дёргающими<text:span text:style-name="T162">ся</text:span> во сне пони.</text:p>
      <text:p text:style-name="P163"/>
      <text:p text:style-name="P163"><text:soft-page-break/>- <text:span text:style-name="T160">Ты чего остановился? - пихнула меня головой в спину Джет. - Надо торопиться, пока не рассвело!</text:span></text:p>
      <text:p text:style-name="P162"/>
      <text:p text:style-name="P172">Я обреченно вздохнул, выбрал на полу место, свободное от понеконечностей и поставил туда ногу.</text:p>
      <text:p text:style-name="P173">Почти попал. Светло-коричневая пони ойкнула и сжалась во сне, когда я наступил ей на хвост.</text:p>
      <text:p text:style-name="P173">Теперь уже не время для размусоливаний! Отбросив осторожность, я быстрым шагом, <text:span text:style-name="T163">балансируя на носках и </text:span>выискивая свободные клочки пола, пробрался к выходу. <text:span text:style-name="T163">Балерина на пуантах позавидовала бы твоей грациозности, Хуман!</text:span></text:p>
      <text:p text:style-name="P173"/>
      <text:p text:style-name="P174">Позади меня послышалось топанье, череда взвизгиваний и возни, нарастающая, подобно <text:span text:style-name="T164">прибою.</text:span></text:p>
      <text:p text:style-name="P175">Джет невозмутимо торила свой путь прямо по ногам, туловищам и хвостам распластавшихся на полу пони.</text:p>
      <text:p text:style-name="P85"/>
      <text:p text:style-name="P85">- <text:span text:style-name="T164">Ты рехнулась? - зашипел на неё я, - надо ж осторожно!</text:span></text:p>
      <text:p text:style-name="P85">- <text:span text:style-name="T164">Ну, раз ты так хочешь, - пожала плечами пегаска и осторожно поставила ногу на голову пони, сосущей во сне собственное копыто.</text:span></text:p>
      <text:p text:style-name="P85"/>
      <text:p text:style-name="P176">Фейспалм был такой силы, что больше походил на пощёчину самому себе. <text:span text:style-name="T166">Конечно, пальму первенства по тупости абсолютно заслуженно держали пони, разбивающие лбом лавки в столовке – но гарцующая ко мне пегаска не то, чтобы далеко от них отстала!</text:span></text:p>
      <text:p text:style-name="P176"/>
      <text:p text:style-name="P178">Я остервенело дёргал ручку двери, ощущая затылком просыпающийся зал.</text:p>
      <text:p text:style-name="P176">- <text:span text:style-name="T167">Закрыто, блин! - я дёрнул ещё сильнее и приложился задницой о пол, сжимая в руке оторванную ручку.</text:span></text:p>
      <text:p text:style-name="P177"/>
      <text:p text:style-name="P177">- <text:span text:style-name="T168">Хум</text:span><text:span text:style-name="T132">, подвинься!</text:span></text:p>
      <text:p text:style-name="P179">Пегаска оттеснила меня крупом и повернулась к двери задом.</text:p>
      <text:p text:style-name="P176"/>
      <text:p text:style-name="P208">БАБАХ!!!</text:p>
      <text:p text:style-name="P208"/>
      <text:p text:style-name="P209">Я ошалело смотрел на дверь, вылетевшую вместе с косяком во двор.</text:p>
      <text:p text:style-name="P209"/>
      <text:p text:style-name="P209">- Ты… Дверь… - у меня в голове не укладывалось, как щуплая пегаска, едва достававшая мне холкой до пояса, а головой — до груди, могла вытворить такое. <text:span text:style-name="T169">Всё равно как дать ребёнку ложку и увидеть, как он завяжет её бантиком.</text:span></text:p>
      <text:p text:style-name="P209">- <text:span text:style-name="T169">Ага. - ухмыльнулась Джет. - Я — крутая! По заднему джебу мне нет равных на нашем облаке и двух соседних!</text:span></text:p>
      <text:p text:style-name="P212"><text:soft-page-break/><text:span text:style-name="T132">- </text:span><text:span text:style-name="T133">То же мне — крутая! - донеслось откуда-то снизу. - Да я смогла бы выбить эту дверь лбом! Она всё равно кое-как сляпана из обломков скамеек!</text:span></text:p>
      <text:p text:style-name="P210"/>
      <text:p text:style-name="P213">Мои ноги обнимала Дейдра, улыбаясь мне хищной улыбкой.</text:p>
      <text:p text:style-name="P211"/>
      <text:p text:style-name="P211">- <text:span text:style-name="T169">И, кстати, чтобы открыть её, достаточно было просто отодвинуть засов.</text:span></text:p>
      <text:p text:style-name="P213"/>
      <text:p text:style-name="P219">В забеге на первенство тупости ты уверенно дог<text:span text:style-name="T197">о</text:span>няешь пегаску, Хуман!</text:p>
      <text:p text:style-name="P220">Я криво улыбнулся Дейдре.</text:p>
      <text:p text:style-name="P219"/>
      <text:p text:style-name="P220">- Честное слово, идея насчёт пиратов мне понравилась. Намного больше, чем прилитие свежей крови и всё такое… Но, как-нибудь, в следующий раз. Не сейчас… Нам действительно надо идти… Остань, пожалуйста…</text:p>
      <text:p text:style-name="P218"/>
      <text:p text:style-name="P221">Я сразу понял, что улыбаться Дейдре было плохой идеей. Поняха состроила щенячьи глаза и усилила и <text:span text:style-name="T255">без того</text:span> стальную хватку вокруг моих ног.</text:p>
      <text:p text:style-name="P216"/>
      <text:p text:style-name="P216">- <text:span text:style-name="T242">Не бросай меня, Хум! Мне тут так скууучнооо!</text:span></text:p>
      <text:p text:style-name="P216"/>
      <text:p text:style-name="P222">Губы её задрожжали, как будто она собралась зареветь.</text:p>
      <text:p text:style-name="P216">Идея Джет <text:span text:style-name="T173">схватить</text:span> меня зубами за шиворот куртки и побежать <text:span text:style-name="T198">со мной </text:span>что есть мочи была <text:span text:style-name="T242">ещё хуже</text:span>. Дейдра от меня так и не отцепилась, зато я хорошо приложился головой о дверной проём, <text:span text:style-name="T173">так что</text:span> дальнейшую погоню помню смутн<text:span text:style-name="T170">о</text:span>.</text:p>
      <text:p text:style-name="P214"/>
      <text:p text:style-name="P215">- Не смей отбирать у меня юнгу! - орала Дейдра, упираясь в землю задними копытами. - <text:span text:style-name="T170">Ты хоть улететь от них можешь, а я даже уплыть не смогу! Стой! Я готова взять тебя на люггер, пока крыло не заживёт! Будешь готовить гороховую похлёбку! Да стой же!</text:span></text:p>
      <text:p text:style-name="P215"/>
      <text:p text:style-name="P215">- <text:span text:style-name="T199">Ммммфффф! - отвечала ей Джет.</text:span></text:p>
      <text:p text:style-name="P215"/>
      <text:p text:style-name="P217"><text:span text:style-name="T200">Диалог</text:span> прервалс<text:span text:style-name="T172">я</text:span> <text:span text:style-name="T171">взвизгом и </text:span>плеском воды. Наконец-то я почувствовал свои ноги свободными!</text:p>
      <text:p text:style-name="P214"/>
      <text:p text:style-name="P59">***</text:p>
      <text:p text:style-name="P56"/>
      <text:p text:style-name="P57">- <text:span text:style-name="T59">Ты опять за своё! - крик Джет прямо в ухо перемешивает все воспоминания. - Выныривай! Они уже совсем близко!!!</text:span></text:p>
      <text:p text:style-name="P57"><text:soft-page-break/></text:p>
      <text:p text:style-name="P81">Я содрог<text:span text:style-name="T246">аюсь</text:span>, вск<text:span text:style-name="T246">акиваю</text:span> с земли и машинально забр<text:span text:style-name="T247">а</text:span>с<text:span text:style-name="T246">ываю</text:span> мешок на плёчо.</text:p>
      <text:p text:style-name="P56"/>
      <text:p text:style-name="P56">- <text:span text:style-name="T62">Идём.</text:span></text:p>
      <text:p text:style-name="P56"/>
      <text:h text:style-name="P231" text:outline-level="2">2</text:h>
      <text:p text:style-name="P55"/>
      <text:p text:style-name="P196">Бачок деловито заурчал, выдавая порцию ржавой воды на слив. Его самодовольная ряха взирала на меня с подпотолочной высоты с осознанием своего превосходства. Я показал ему фак и с сожалением передвинул шпингалет <text:span text:style-name="T276">двери </text:span>в положение “открыто”. Краткие минуты полного уединения от себе подобных закончились.</text:p>
      <text:p text:style-name="P21"/>
      <text:p text:style-name="P21">- <text:span text:style-name="T182">Дедлайн, сигу не долганёшь?</text:span></text:p>
      <text:p text:style-name="P124">- <text:span text:style-name="T183">Не курю.</text:span></text:p>
      <text:p text:style-name="P124">- <text:span text:style-name="T183">Я не спрашивал тебя, куришь ли ты? - пальцы вопрошавшего шевелились, как будто разминая невидимый пластилин. - Сигу не долганёшь?</text:span></text:p>
      <text:p text:style-name="P33"/>
      <text:p text:style-name="P125"><text:span text:style-name="T192">Крыс</text:span> спрыгнул с подоконника, <text:span text:style-name="T184">царапнув грязным ногтем по кафелю уборной.</text:span></text:p>
      <text:p text:style-name="P125">- <text:span text:style-name="T184">Ты ведь должен мне ещё с прошлого раза.</text:span></text:p>
      <text:p text:style-name="P125"/>
      <text:p text:style-name="P126">Я вытащил из <text:span text:style-name="T202">рукава</text:span> пижамы двадцати<text:span text:style-name="T201">санти</text:span>метровый гвоздь и плюнул <text:span text:style-name="T192">ему </text:span>под ноги.</text:p>
      <text:p text:style-name="P126"/>
      <text:p text:style-name="P126">- Ничего я тебе не должен. <text:span text:style-name="T193">И ты сам это знаешь.</text:span> Пошёл нахуй.</text:p>
      <text:p text:style-name="P126"/>
      <text:p text:style-name="P126"><text:span text:style-name="T192">Крыс</text:span> криво улыбнулся.</text:p>
      <text:p text:style-name="P126"/>
      <text:p text:style-name="P126">- Ну-ну. Вы т<text:span text:style-name="T186">ут</text:span>, в Чертогах, совсем озверели, что ли? <text:span text:style-name="T185">Из окон выпрыгиваете, н</text:span>а людей кидаетесь. <text:span text:style-name="T203">Ладно-ладно, </text:span>пока. Ещё увидимся.</text:p>
      <text:p text:style-name="P126"/>
      <text:p text:style-name="P128">Я старательно прятал гвоздь внутрь <text:span text:style-name="T202">рукава</text:span> в опустевшей уборной. К счастью, в пределах “Чертогов Разума” нет металлодетекторов – они стоят только на границах охранного периметра. <text:span text:style-name="T189">Что мне представляется абсолютно бессмысленным: нас отсюда выпускают только под конвоем в закрытый дворик на прогулку, и нас не навещают извне. Никто и никогда.</text:span></text:p>
      <text:p text:style-name="P127">Для меня оста<text:span text:style-name="T196">ётся</text:span> тайной, как <text:span text:style-name="T193">Крыс</text:span> пробира<text:span text:style-name="T188">ется</text:span> из общей палаты к нам. <text:span text:style-name="T190">Он почему-то считает, что нам выдают какие-то особенные “сиги” для яйцеголовых, с примесью ЛСД. И к</text:span>аждый раз, когда он появля<text:span text:style-name="T196">ется</text:span> на <text:span text:style-name="T193">режимном</text:span> этаже, он <text:span text:style-name="T196">думает</text:span>, что его обитатели должны ему пачку за такое геройство. <text:span text:style-name="T187">И </text:span><text:soft-page-break/><text:span text:style-name="T187">каждый раз его посылают. Что, впрочем, не мешает ему появляться на этаже снова и очередной раз канючить у нас “сиги”. Иногда, впрочем, он приносит какую-то мелочь, за которую получает желаемое. В прошлый раз он принёс мне тюбик шампуня, и я честно отдал ему пол пачки. И если Крыс не помнит, на чём мы сторговались – это его проблемы, не мои.</text:span></text:p>
      <text:p text:style-name="P127"/>
      <text:p text:style-name="P138">В коридоре было пусто. Крыс, подобно Белому Кролику из “Алисы”, уже испарился в тщательно <text:span text:style-name="T195">скрываемой</text:span> им тропе к общей палат<text:span text:style-name="T203">е</text:span>. Радио сонно вещало о <text:span text:style-name="T235">Папе Римском, что вёл проповедь <text:s/>у храма Ясукуни о недопустимости атомной войны. </text:span>“( <text:span text:style-name="T103">первый шаг Армагеддона</text:span>)”. </text:p>
      <text:p text:style-name="P130">Судья Дредд проводил меня скучающим взглядом. Судя по периодическому скрипу, он скоро опять доконает стул, качаясь на двух ножках. Кому-то из наших будет повод заработать пачку сигарет на ремонте.</text:p>
      <text:p text:style-name="P129">Я уже открывал дверь в палату, когда услышал <text:span text:style-name="T204">лениво брошенное в спину замечание.</text:span></text:p>
      <text:p text:style-name="P129"/>
      <text:p text:style-name="P129">- <text:span text:style-name="T205">Дедлайн, собирай шмотки, скоро переезжаешь. На твоё место новенького поселяют. А тебя в соседнюю палату.</text:span></text:p>
      <text:p text:style-name="P131"/>
      <text:p text:style-name="P131">Я повернулся.</text:p>
      <text:p text:style-name="P131"/>
      <text:p text:style-name="P131">- Когда переезд?</text:p>
      <text:p text:style-name="P131">- Завтра. Или послезавтра, если чувак в реанимации задержится. </text:p>
      <text:p text:style-name="P131">- <text:span text:style-name="T206">А почему не новенького в соседнюю? На кой чёрт им я сдался?</text:span></text:p>
      <text:p text:style-name="P131"/>
      <text:p text:style-name="P132"><text:s/>Дредд удивлённо бухнулся на все четыре ножки стула.</text:p>
      <text:p text:style-name="P134"/>
      <text:p text:style-name="Text_20_body"><text:span text:style-name="T25">- Что-то ты не рад переезду, а? Соседняя ж пустая – раздолье! </text:span><text:span text:style-name="T26">Воздух чище </text:span><text:span text:style-name="T36">и</text:span><text:span text:style-name="T28"> </text:span><text:span text:style-name="T36">ночью никто не храпит под ухом</text:span><text:span text:style-name="T26">. </text:span><text:span text:style-name="T25">Можно у окна койку занять, </text:span><text:span text:style-name="T26">можно вторую тумбочку придвинуть</text:span><text:span text:style-name="T25">. </text:span><text:span text:style-name="T114">Можно даже дрочить без напряга</text:span><text:span text:style-name="T37">.</text:span></text:p>
      <text:p text:style-name="P14"/>
      <text:p text:style-name="P12"><text:span text:style-name="T25">Я </text:span><text:span text:style-name="T21">криво улыбнулся</text:span></text:p>
      <text:p text:style-name="Text_20_body"><text:span text:style-name="T25">- </text:span><text:span text:style-name="T26">Да я уже как-то к старой палате привык. </text:span><text:span text:style-name="T35">О</text:span><text:span text:style-name="T26">брос социальными связями, </text:span><text:span text:style-name="T34">завёл хозяйство</text:span><text:span text:style-name="T26">. </text:span><text:span text:style-name="T29">Паука, </text:span><text:span text:style-name="T34">вот, </text:span><text:span text:style-name="T30">под кроватью </text:span><text:span text:style-name="T29">приручил</text:span><text:span text:style-name="T26">. Не хотелось бы на новом месте начинать всё заново, </text:span><text:span text:style-name="T35">с нуля</text:span><text:span text:style-name="T26">.</text:span></text:p>
      <text:p text:style-name="P15"/>
      <text:p text:style-name="P13"><text:span text:style-name="T32">Дредд</text:span><text:span text:style-name="T26"> пожал плечами.</text:span></text:p>
      <text:p text:style-name="P12"><text:span text:style-name="T25">- </text:span><text:span text:style-name="T21">Ну, не знаю, мне, в общем-то, пофиг, где ты лежишь.</text:span><text:span text:style-name="T25"> </text:span><text:span text:style-name="T27">Вроде, за тебя попросили яйцеголовые – за твои прошлые заслуги. </text:span><text:span text:style-name="T30">Если хочешь, я передам главному, что ты </text:span><text:span text:style-name="T31">против</text:span><text:span text:style-name="T30">.</text:span></text:p>
      <text:p text:style-name="P12"><text:span text:style-name="T30">- Передай, если не тяжело. Новенькому всё равно, куда ложиться, а мне – нет. </text:span><text:span text:style-name="T33">&lt;</text:span><text:span text:style-name="T108">Переезжать не придётся – новенький умрёт в реанимации – </text:span><text:span text:style-name="T116">Хэвэн</text:span><text:span text:style-name="T108"> стал</text:span><text:span text:style-name="T109">а</text:span><text:span text:style-name="T108"> более жесток</text:span><text:span text:style-name="T109">ой</text:span><text:span text:style-name="T108"> в своих играх</text:span><text:span text:style-name="T33">&gt;</text:span></text:p>
      <text:p text:style-name="P132"><text:soft-page-break/></text:p>
      <text:p text:style-name="P135">Только плотно закрыв за собой дверь, я позволил себе перевести дух. В нормальном случае переезд в полупустую палату из переполненой таки считается огромной удачей, при которой положено танцевать.</text:p>
      <text:p text:style-name="P136">Но <text:span text:style-name="T207">в новой палате не будет Терминатора с его бесценной уткой. </text:span>А <text:span text:style-name="T210">снова глотать галоперидол и </text:span>становиться овощем не входит в мои планы. Нет, не из-за утери памяти – от этого добра я, как раз, согласен избавиться. В Чертогах Разума нет никого, кто желал бы помнить об <text:span text:style-name="T103">Уроках</text:span>. <text:span text:style-name="T208">Собственно, все, кто живёт тут, попали сюда именно из-за них. И я, помня о них, могу оставаться в здравом уме только потому, что был первым Учителем и мне досталось меньше, чем остальным. После меня развлечения Хэвэн стали более жестокими.</text:span></text:p>
      <text:p text:style-name="P137">Так что нет, не за память я пекусь. Просто приём <text:span text:style-name="T209">нейролептиков</text:span> напрочь отключает не только память, но и сновидения – я проверял.</text:p>
      <text:p text:style-name="P137"/>
      <text:p text:style-name="P137">А мне нравятся сны.</text:p>
      <text:p text:style-name="P16"/>
      <text:p text:style-name="P142">***</text:p>
      <text:p text:style-name="P132"/>
      <text:p text:style-name="P146"><text:span text:style-name="T275">Речушка, вдоль которой мы шли всё это время, срывается с обрыва стремительным водопадом и рассыпается в радужное облако на полпути к земле. Далеко внизу она вновь собирается в водный поток и величаво начинает свой путь по великому каньону. Я оборачиваюсь назад. </text:span>Дым от привала <text:span text:style-name="T254">преследователей </text:span>не виден уже последние два дня. <text:span text:style-name="T250">Я спускаюсь вниз и спрыгиваю с нижней ветки на землю. </text:span></text:p>
      <text:p text:style-name="P143"/>
      <text:p text:style-name="P133">- <text:span text:style-name="T250">Таки оторвались. Но впереди обрыв. Надо думать, как спуститься.</text:span></text:p>
      <text:p text:style-name="P133"/>
      <text:p text:style-name="P144"><text:span text:style-name="T251">Джет виновато смотрит на меня. Вот глупая пегаска! Она </text:span><text:span text:style-name="T252">счит</text:span><text:span text:style-name="T253">ает</text:span><text:span text:style-name="T252"> себя обязанной разведывать обстановку с высоты. Каждый раз, когда я карабкаюсь на дерево, она прячется в кусты от стыда</text:span><text:span text:style-name="T251">. Сломанное крыло для неё не аргумент невиновности! Я уже задолбался ей объяснять, что она не права. Джет только сопит и кутается с головой в одеяло, которое таскает с тех пор, как мы сбежали от твердолобов. И вытащить её наружу в такие моменты просто невозможно.</text:span></text:p>
      <text:p text:style-name="P145"/>
      <text:p text:style-name="P132">- <text:span text:style-name="T259">Каша будет готова через пять минут.</text:span></text:p>
      <text:p text:style-name="P132"/>
      <text:p text:style-name="P147">Словно бы в заглаживание вины своей немощности, Джет взяла готовку пищи на себя. </text:p>
      <text:p text:style-name="P147"/>
      <text:p text:style-name="P147">И хотя гороховая каша и гороховый же суп уже вызывают омерзение, без уворованного у твердолобов мешка гороха <text:span text:style-name="T267">вам</text:span> с пегаской уже пришлось бы перейти на подножный корм. И если Джет ещё <text:span text:style-name="T268">может</text:span> перебиться травой, то тебе, Хум<text:span text:style-name="T265">ан</text:span>, пришлось бы жевать кору <text:span text:style-name="T260">и шишки</text:span>. <text:span text:style-name="T260">И не сомневайся, через пяток дней подобного меню ты стал бы с гастрономическим интересом посматривать на соседку!</text:span></text:p>
      <text:p text:style-name="P132"/>
      <text:p text:style-name="P148"><text:soft-page-break/>Джет сид<text:span text:style-name="T267">ит</text:span> у костра напротив меня и молча ж<text:span text:style-name="T267">уёт</text:span> кашу.</text:p>
      <text:p text:style-name="P132">- <text:span text:style-name="T266">Ты теперь до старости будешь его носить? - указываю я на одеяло.</text:span></text:p>
      <text:p text:style-name="P149">Пегаска только сильнее кутается в него. Ка<text:span text:style-name="T267">жется,</text:span> она дрожит.</text:p>
      <text:p text:style-name="P149">- <text:span text:style-name="T267">Тебе холодно? Брось, у костра же жарко? Давай я на тебя куртку накину?</text:span></text:p>
      <text:p text:style-name="P150">Джет молча отодвигается от <text:span text:style-name="T269">меня</text:span> подальше и всё так же кутается в одеяло. <text:span text:style-name="T268">За прошедшие дни оно порядком испачкалось и сбоку на нём красуется тёмное жирное пятно.</text:span></text:p>
      <text:p text:style-name="P151"/>
      <text:p text:style-name="P151">Ладно же, мне эти странности уже осточертели!</text:p>
      <text:p text:style-name="P151">Я недоумённо пожимаю плечами, поудобнее укладываюсь под сенью орешника и стараюсь заснуть. <text:span text:style-name="T271">Уже видна скала, у подножия которой начинается пещера Оникса. Если завтра сделать марш-бросок, то к вечеру можно выйти к её подножью. И это надо сделать, потому что даже паршивый горох заканчивается!</text:span></text:p>
      <text:p text:style-name="P151"/>
      <text:p text:style-name="P152">Едва слышится шорох сзади. Сначала чуть заметно коснувшись, Джет медленно прижимается ко мне <text:span text:style-name="T273">всей </text:span>спиной.</text:p>
      <text:p text:style-name="P152"><text:span text:style-name="T273">Так м</text:span>ы согреваем друг-друга <text:span text:style-name="T272">с тех пор</text:span>, как сбежали от твердолобов – ночи стали заметно свежее.</text:p>
      <text:p text:style-name="P152">Но сейчас я отверг<text:span text:style-name="T274">ая</text:span> негласный договор. Это и раздражение на скрытность пегаски, и… </text:p>
      <text:p text:style-name="P152"><text:span text:style-name="T274">Запах! </text:span>Откуда этот запах?</text:p>
      <text:p text:style-name="P152"/>
      <text:p text:style-name="P152">- Джет, блин, у нас речка в двух шагах. Я понимаю, холодно, но нельзя ли помыться? Реально трудно находиться рядом с тобой…</text:p>
      <text:p text:style-name="P152"/>
      <text:p text:style-name="P152">Так же беззвучно, как возникло, касание пропадает. Пропадает и запах…</text:p>
      <text:p text:style-name="P152">Я закрываю глаза.</text:p>
      <text:p text:style-name="P152"/>
      <text:p text:style-name="P152">Просыпаюсь от холода. <text:span text:style-name="T274">Щупаю рукой сзади себя. Наконец поворачиваюсь.</text:span></text:p>
      <text:p text:style-name="P224">Никого.</text:p>
      <text:p text:style-name="P224"/>
      <text:p text:style-name="P225"><text:span text:style-name="T40">Поздравляю,</text:span><text:span text:style-name="T39"> </text:span><text:span text:style-name="T40">Хум, ты </text:span><text:span text:style-name="T39">– </text:span><text:span text:style-name="T40">неотёсаная дубина! Нагрубить пегаске, что спасла твою жизнь и неоднократно заступалась за тебя, может только такой феерический долбень, как </text:span><text:span text:style-name="T41">ты</text:span><text:span text:style-name="T40">. </text:span><text:span text:style-name="T41">И </text:span><text:span text:style-name="T42">будь уверен</text:span><text:span text:style-name="T40">, </text:span><text:span text:style-name="T41">красавчик, </text:span><text:span text:style-name="T42">ты даже</text:span><text:span text:style-name="T40"> не представляешь, как пахнешь сам </text:span><text:span text:style-name="T42">после недели похождений по лесу</text:span><text:span text:style-name="T40">. И исправить положение ты можешь только тем, что <text:s/>сейчас пойдёшь и извинишься перед Джет.</text:span></text:p>
      <text:p text:style-name="P225"><text:span text:style-name="T40"/></text:p>
      <text:p text:style-name="P226"><text:span text:style-name="T40">П</text:span><text:span text:style-name="T21">олянка перед орешником пуста. Едва дымятся угли погасшего костра. </text:span><text:span text:style-name="T43">Если подумать логически, куда могла пойти пегаска после того, как ей сделали замечание насчёт запаха?</text:span></text:p>
      <text:p text:style-name="P226"><text:span text:style-name="T43"/></text:p>
      <text:p text:style-name="P227"><text:soft-page-break/><text:span text:style-name="T21">Я спускаюсь к речке. Следы пегаски </text:span><text:span text:style-name="T44">на песке </text:span><text:span text:style-name="T21">ведут вдоль русла вниз по течению. Туда, где слышен гул водопада. Мне показалось, или я замечаю сквозь поредевшие деревья серое в темноте одеяло Джет?</text:span></text:p>
      <text:p text:style-name="P227"><text:span text:style-name="T21"/></text:p>
      <text:p text:style-name="P227"><text:span text:style-name="T21"/></text:p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32"/>
      <text:p text:style-name="P189">… Стражница напротив вот уже полчаса молча сверл<text:span text:style-name="T241">ит</text:span> меня взглядом. </text:p>
      <text:p text:style-name="P193">Нет, это, конечно, забавно, что <text:s/>местные непарнокопытные почему-то неровно дышат к тебе, Хум, но <text:s/>полчаса не мигая втыкать тебе в темечко — это уже слишком!</text:p>
      <text:p text:style-name="P189"/>
      <text:p text:style-name="P190">Я даже тайком <text:span text:style-name="T244">смотрю</text:span> <text:span text:style-name="T244">на</text:span> своё отражение в зеркальце, висящем на шее этой мрачной зебры. Нифига, лоб чистый, никаких каракулей не наблюдается.</text:p>
      <text:p text:style-name="P190"/>
      <text:p text:style-name="P190">- <text:span text:style-name="T243">А можно..? - наконец, начинаю я.</text:span></text:p>
      <text:p text:style-name="P190">- <text:span text:style-name="T243">Нельзя, - оборывает зебра. - Зеррика сама выйдет, когда закончит.</text:span></text:p>
      <text:p text:style-name="P190"/>
      <text:p text:style-name="P191">Подчёркивая сказанное, стражница перекры<text:span text:style-name="T244">вает</text:span> вход в палатку копьём.</text:p>
      <text:p text:style-name="P192"/>
      <text:p text:style-name="P192">Мне чертовски тревожно за пегаску. <text:span text:style-name="T248">На шестой день наших странствий сломанное крыло распухло так, что стало напоминать синюю сосиску. И запашок от него шёл такой, что находиться рядом было трудновато. Пегаска только сжимала зубы и отворачивалась на мои вопросы о самочувствии — чем немало меня сердила. К чёрту эта наигранная стойкость, когда у тебя сустав отваливается!</text:span></text:p>
      <text:p text:style-name="P194">К счастью, от племени долбанутых на размножении пони мы всё же оторвались — хотя первые пару дней после побега, забравшись на дерево по вечерам, я всё ещё замечал дым от костра. <text:span text:style-name="T249">Но пегаске становилось всё хуже — и катастрофа была всего лишь вопросом времени. Очень скорого.</text:span></text:p>
      <text:p text:style-name="P194"><text:span text:style-name="T249">Потому,</text:span> когда <text:span text:style-name="T249">во время очередного привала нас окружили полосатые тени, я вздохнул с облегчением. Проклятье, я сейчас готов оттрахать половину их племени, лишь бы Джет подлечили!</text:span></text:p>
      <text:p text:style-name="P194"><text:soft-page-break/></text:p>
      <text:p text:style-name="P192"/>
      <text:p text:style-name="P192"/>
      <text:p text:style-name="P192"/>
      <text:p text:style-name="P192"/>
      <text:p text:style-name="P192"/>
      <text:p text:style-name="P188"/>
      <text:p text:style-name="P188">&lt;<text:span text:style-name="T103">Зеррика лечит Джет и пробует разобраться с Хуманом — но не может. Советует идти к Сенбе — тот живёт как раз рядом с гнездом Оникса. </text:span><text:span text:style-name="T115">Потом, после апокалипсиса и отказа Хума уничтожать магию, он идёт к Сенбе и просит его записать в книге Перемен: при начале войны между пони и зебрами .</text:span><text:span text:style-name="T240">..</text:span>&gt;</text:p>
      <text:p text:style-name="P187"/>
      <text:p text:style-name="P187"/>
      <text:p text:style-name="P187"/>
      <text:p text:style-name="P187"><text:span text:style-name="T238">Шестой</text:span> день погони. Это начинает надоедать! <text:span text:style-name="T237">С тупостью пони может соперничать только их упрямость. Каждый день вечером я залажу на самое высокое дерево поблизости и замечаю дым костра от ставших на привал преследователей. И затем всю ночь мы с Джет уходим как можно дальше, по направлению к . </text:span></text:p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7"/>
      <text:p text:style-name="P180">.</text:p>
      <text:p text:style-name="P180">.</text:p>
      <text:p text:style-name="P223">Я открываю глаза и вижу фигуру в голубом.</text:p>
      <text:p text:style-name="P64"><text:soft-page-break/></text:p>
      <text:p text:style-name="P65">- Быстро! За мной! - <text:span text:style-name="T219">торопливо </text:span>шепчет мне она.</text:p>
      <text:p text:style-name="P66">Я послушно ползу среди костей и раздавленных черепов за голубой… пони? Пони? Какой ещё, к дьяволу, пони?</text:p>
      <text:p text:style-name="P66">- Пегаской! - шипит, оборачиваясь, она.</text:p>
      <text:p text:style-name="P79">&lt;пегаска закована в лёгкие кожаныедоспехи&gt;</text:p>
      <text:p text:style-name="P66">Видно, последние слова я произнёс вслух. И, да, теперь я замечаю у поняхи два аккуратно сложенных на спине крыла.</text:p>
      <text:p text:style-name="P66">Черепа… Кости… Пегаска… Чушь какая-то!</text:p>
      <text:p text:style-name="P66"/>
      <text:p text:style-name="P198"><text:span text:style-name="T66">Поняха</text:span><text:span text:style-name="T63">, тем временем, юрко забилась под камень, в какую-то щель. Я озадаченно застыл перед </text:span><text:span text:style-name="T67">пещеркой</text:span><text:span text:style-name="T63">, </text:span><text:span text:style-name="T67">не решаясь ползти дальше</text:span><text:span text:style-name="T63">. Через мгновение злая мордаха поньки появилась в проёме, схватила меня зубами за шиворот и затащила внутрь.</text:span></text:p>
      <text:p text:style-name="P66"/>
      <text:p text:style-name="P66">- Какого чё…?!!</text:p>
      <text:p text:style-name="P66">- Тс-с-с! - сумасшедшая <text:span text:style-name="T220">пегаска</text:span> <text:s/>прижала одно копыто себе к губам, а вторым заткнула мне рот. - <text:span text:style-name="T221">Тише! Он с минуты на минуту появится! И слух у него очень чуткий!</text:span></text:p>
      <text:p text:style-name="P66">- <text:span text:style-name="T222">Появится кто? - спросил я, потирая ушибленную о каменный свод макушку.</text:span></text:p>
      <text:p text:style-name="P66"/>
      <text:p text:style-name="P67">Ответить <text:span text:style-name="T223">поняха</text:span> не успела. Снаружи послышался ритмичный гул, воздух пришёл в движение, подняв в каменном закутке пыль. Потом полумрак в пещерке ещё более сгустился и скала задрожала под ударом массивного тела о камень. <text:span text:style-name="T223">В последовавшем затем приглушенном рокоте я угадал дыхание огромного существа. Мне стало нехорошо.</text:span></text:p>
      <text:p text:style-name="P67"/>
      <text:p text:style-name="P68">Я пригнулся к уху поньки и еле слышно прошептал:</text:p>
      <text:p text:style-name="P68">- Кто это?</text:p>
      <text:p text:style-name="P68">- Агамемнон, - так же, едва шевеля губами, прошептала поняха. - Он сегодня голодный - <text:span text:style-name="T221">остался без обеда</text:span>. И у него хороший слух.</text:p>
      <text:p text:style-name="P69"/>
      <text:p text:style-name="P69">Я снова почесал ушибленный лоб</text:p>
      <text:p text:style-name="P67">- <text:span text:style-name="T220">Мне это имя вообще ничего не говорит.</text:span></text:p>
      <text:p text:style-name="P67"/>
      <text:p text:style-name="P70">Пегаска <text:span text:style-name="T224">критически</text:span> осмотрела меня.</text:p>
      <text:p text:style-name="P67">- <text:span text:style-name="T225">Вроде, разговаривает – значит, разумен. Наверное. И не так уж он сильно макушкой стукнулся, я осторожно тащила, - пегаска потрогала копытом мне лоб, - не, шишка маленькая. Может, ему гормонами мозги отшибло?</text:span></text:p>
      <text:p text:style-name="P67"/>
      <text:p text:style-name="P80"><text:soft-page-break/>Пегаска попробовала было потрогать меня в паху, но я <text:span text:style-name="T226">с возмущением</text:span> отбросил её копыто.</text:p>
      <text:p text:style-name="P80"/>
      <text:p text:style-name="P67">- <text:span text:style-name="T227">Ты с Луны, что ли, свалился? - наконец, прервала этот хамоватый монолог она. - Не знают Агамемнона тут только жеребята-сосунки. Ну, или ещё те костомахи, мимо которых мы только что ползли. И то, насчёт последних я не уверена.</text:span></text:p>
      <text:p text:style-name="P67"/>
      <text:p text:style-name="P71">От беспокойной возни снаружи скала задрожала. Кто-то шумно зевнул и с металлическим скрежетом почесался.</text:p>
      <text:p text:style-name="P71"/>
      <text:p text:style-name="P72">- <text:span text:style-name="T228">Так откуда ты? - пытливо спросила поняха.</text:span></text:p>
      <text:p text:style-name="P72">- <text:span text:style-name="T228">Я… - я задумался. А и правда – откуда? Готов спорить на ящик пепси, ещё пять минут назад, во время встречи с этой чокнутой лошадкой, я помнил. А сейчас – как чистый лист бумаги, хоть тресни.</text:span></text:p>
      <text:p text:style-name="P73">Я закрыл глаза и сосредоточился…</text:p>
      <text:p text:style-name="P73"/>
      <text:p text:style-name="P73">Сияние… <text:span text:style-name="T144">Оно п</text:span><text:span text:style-name="T135">овсюду. </text:span><text:span text:style-name="T144">Нет верха и низа, нет направлений и расстояний. Нет м</text:span><text:span text:style-name="T135">ыслей. Нет чувств. Нет времени. Есть только бесконечное сияние…</text:span></text:p>
      <text:p text:style-name="P181"/>
      <text:p text:style-name="P73"><text:span text:style-name="T135">- </text:span><text:span text:style-name="T134">Не помню.</text:span></text:p>
      <text:p text:style-name="P182">- Что? - удивилась поняха. - Не помнишь, где твой дом?</text:p>
      <text:p text:style-name="P73"><text:span text:style-name="T134">- </text:span><text:span text:style-name="T136">Нет.</text:span></text:p>
      <text:p text:style-name="P73"><text:span text:style-name="T136">- </text:span><text:span text:style-name="T137">А как попал в гнездо Агамемнона — помнишь?</text:span></text:p>
      <text:p text:style-name="P183">- Нет.</text:p>
      <text:p text:style-name="P184">- А кто ты — помнишь?</text:p>
      <text:p text:style-name="P184">- Нет.</text:p>
      <text:p text:style-name="P73"><text:span text:style-name="T136">- Ну и ну. Ни в жизнь ещё таких чудаков не встречала. - покачала головой пегаска. - Ты не обижайся, но ты <text:s/>мозгами напоминаешь </text:span><text:span text:style-name="T138">мне</text:span><text:span text:style-name="T136"> </text:span><text:span text:style-name="T142">полугодовалого жеребёнка</text:span><text:span text:style-name="T136">. То есть, вообще не </text:span><text:span text:style-name="T143">паришь</text:span><text:span text:style-name="T136"> по жизни. Хотя, на вид, взрослый. Как ты, вообще, дожил до </text:span><text:span text:style-name="T138">своих лет, если не помнишь ничего?</text:span></text:p>
      <text:p text:style-name="P73"><text:span text:style-name="T138">- Я помню сияние, - пробормотал я. Мне стало муторно. Я помнил, что такое ящик пепси, что такое </text:span><text:span text:style-name="T139">ноутбук</text:span><text:span text:style-name="T138"> или </text:span><text:span text:style-name="T139">картофельные чипсы. Но кто такой я — не помнил абсолютно.</text:span></text:p>
      <text:p text:style-name="P185">- Стоп! - подняла копыто к потолку в догадке пегаска. - Я, кажется, дотумкала! Ты — следующий обед Агамемнона. Он, небось, когда схватил тебя, шваркнул когтем по башке, чтоб ты не сильно вырывался. Вот ты и забыл всё. А сияние — наверняка он пытался тебя поджарить своим пламенем в процессе ловли. Тебе повезло, что не зацепил — иначе съел бы на месте, пока ты не испортился на жаре. Агамемнон не любит протухшее.</text:p>
      <text:p text:style-name="P73"><text:span text:style-name="T139">- </text:span><text:span text:style-name="T140">Следующий? - я мучительно пытался ухватить логическую нить. - А кто предыдущий?</text:span></text:p>
      <text:p text:style-name="P73"><text:span text:style-name="T140">- Предыдущий — это я, глупыш, - пегаска похлопала меня копытом по голове. - Иначе с какой радости я сидела бы у него в гнезде? </text:span><text:span text:style-name="T141">Видишь — это он меня шваркнул.</text:span></text:p>
      <text:p text:style-name="P186"><text:soft-page-break/>Пегаска склонила шею и я увидел огромную шишку с кровоподтёком на затылке поняхи.</text:p>
      <text:p text:style-name="P186">- Только у меня голова крепче твоей. Я-<text:span text:style-name="T218">то</text:span> всё помню.</text:p>
      <text:p text:style-name="P185"/>
      <text:p text:style-name="P74">Снаружи кто-то оглушительно рыгнул, опять зевнул и, судя по звуку, растянулся на земле, привалившись к камню, под которым сидели мы. Даже тот тусклый свет, что достигал сюда через входной лаз, прекратился.</text:p>
      <text:p text:style-name="P74"/>
      <text:p text:style-name="P74"/>
      <text:p text:style-name="P74"/>
      <text:p text:style-name="P74"/>
      <text:p text:style-name="P74"/>
      <text:p text:style-name="P74"/>
      <text:p text:style-name="P72"/>
      <text:p text:style-name="P72">Поняха закатила глаза и стукнулась лбом о камень.</text:p>
      <text:p text:style-name="P72">- Я ЖЕ <text:span text:style-name="T229">ПРЕДУПРЕЖДАЛА</text:span>, ПОТИШЕ!!! - заорала понька. - Что за тупой <text:span text:style-name="T110">индивид</text:span> попался!</text:p>
      <text:p text:style-name="P67"/>
      <text:p text:style-name="P72">Снаружи беспокойно завозились, что-то неразборчиво запыхтели и внезапно <text:span text:style-name="T230">валун</text:span>, под которым мы прятались, вознёсся над нашими головами.</text:p>
      <text:p text:style-name="P75">Поняха бросилась на меня, сбив с ног и закрыв телом и раскрывшимися крыльями.</text:p>
      <text:p text:style-name="P75"/>
      <text:p text:style-name="P75">- <text:span text:style-name="T231">Агамемнон видит только меня и не знает, что ты тут, - быстро зашептала мне пегаска. - Когда он меня поднимет, какое-то время он не будет видеть земли из-за раскрытых крыльев. За это время ты должен успеть спрятаться под тем скелетом.</text:span></text:p>
      <text:p text:style-name="P75">- <text:span text:style-name="T231">А как же ты? Он же съест тебя?</text:span></text:p>
      <text:p text:style-name="P75">- <text:span text:style-name="T231">Не беспокойся, я в последний момент извернусь и улечу. Действуй!</text:span></text:p>
      <text:p text:style-name="P72"/>
      <text:p text:style-name="P76">Через накрывшую меня <text:span text:style-name="T232">голубую </text:span>гриву я видел к<text:span text:style-name="T226">расн</text:span>ого<text:span text:style-name="T226"> дракон</text:span>а<text:span text:style-name="T226"> величиной с баобаб. Одной лапой он сжимал наш валун. Второй</text:span> <text:span text:style-name="T226">задумчиво почёсыва</text:span>л<text:span text:style-name="T226"> затылок.</text:span></text:p>
      <text:p text:style-name="P72"/>
      <text:p text:style-name="P72">- <text:span text:style-name="T233">ВИЖУ СБЕЖАВШИЙ ВЧЕРАШНИЙ ОБЕД. </text:span><text:span text:style-name="T234">ЕЩЁ НЕ ПРОТУХ. </text:span><text:span text:style-name="T233">ХОРОШО.</text:span></text:p>
      <text:p text:style-name="P77">&lt;<text:span text:style-name="T103">Агамемнон плюёт огнём, но из груди Хумана вырывается луч и вбивает пламя лдракона обратно ему в глотку. Пока дракон ревёт, Хум и Джет прыгают со скалы. Джет подхватывает Хума и планирует с ним в озеро у подножия (дракон сломал ей крыло и она не может летать). Внизу они знакомятся, наконец</text:span>&gt;</text:p>
      <text:p text:style-name="P78"/>
      <text:p text:style-name="P78"/>
      <text:p text:style-name="P78"/>
      <text:p text:style-name="P78"><text:soft-page-break/></text:p>
      <text:p text:style-name="P58">- Да ты совсем чокнулась, коняга долбанутая! - заорал я, как только <text:span text:style-name="T60">вынырнул</text:span>, - я же мог разбиться!!!</text:p>
      <text:p text:style-name="P58">- Ты хочешь сказать, что сгореть было бы лучшим вариантом? - <text:span text:style-name="T60">пегаска, пошатываясь, вышла из воды и</text:span> устало растяну<text:span text:style-name="T60">лась</text:span> на берегу. - <text:span text:style-name="T59">Я же не дала нам погибнуть, видишь. У меня всё под контролем.</text:span></text:p>
      <text:p text:style-name="P58">- <text:span text:style-name="T59">Вижу! - я издевательски набрал в рот воды и выплюнул на голубой круп. - Что же ты не могла нормально приземлиться, если у тебя всё под контролем?</text:span></text:p>
      <text:p text:style-name="P58"/>
      <text:p text:style-name="P61"><text:span text:style-name="T180">Пегаска</text:span> <text:span text:style-name="T70">сникла.</text:span></text:p>
      <text:p text:style-name="P61">- Не могла…</text:p>
      <text:p text:style-name="P61"><text:span text:style-name="T71">Она </text:span>молча, <text:span text:style-name="T71">не попытавшись смахнуть воду,</text:span> отвернулась и развернула крыло. <text:span text:style-name="T61">Где-то на половине длины второго сустава оно безжизненно свисало под неестественным углом.</text:span></text:p>
      <text:p text:style-name="P61">- <text:span text:style-name="T61">Если бы могла летать - не задержалась бы в гнезде Агамемнона… Сломала вчера на вираже, когда уходила от погони.</text:span></text:p>
      <text:p text:style-name="P61"/>
      <text:p text:style-name="P62">У меня пересохло в горле.</text:p>
      <text:p text:style-name="P62"><text:span text:style-name="T64">- </text:span><text:span text:style-name="T63">А как же..? </text:span><text:span text:style-name="T65">Ох… </text:span><text:span text:style-name="T63">- я хотел было спросить, </text:span><text:span text:style-name="T68">как она планировала уходить от Агамемнона</text:span><text:span text:style-name="T63">, но запнулся.</text:span></text:p>
      <text:p text:style-name="P63"/>
      <text:p text:style-name="P63">Иногда ты довольно туго соображаешь, <text:span text:style-name="T69">чувак</text:span>! <text:span text:style-name="T178">Жертвенность этой пони заслуживает большей награды, чем ты можешь дать сейчас.</text:span></text:p>
      <text:p text:style-name="P63"/>
      <text:p text:style-name="P63">Я примирительно потрепал <text:span text:style-name="T69">пегаску по </text:span>голуб<text:span text:style-name="T70">ой</text:span> грив<text:span text:style-name="T69">е и неумело погладил по крупу, стряхивая воду</text:span>.</text:p>
      <text:p text:style-name="P63">- Извини, <text:span text:style-name="T71">подруга</text:span>. <text:span text:style-name="T70">Я ступил.</text:span></text:p>
      <text:p text:style-name="P63"/>
      <text:p text:style-name="P82">Та <text:span text:style-name="T179">немедленно </text:span>повернулась и <text:span text:style-name="T70">по улыбке во всю ширину мордахи я понял, что прощён.</text:span></text:p>
      <text:p text:style-name="P61"/>
      <text:p text:style-name="P61">- <text:span text:style-name="T72">Друзья зовут меня Джет.</text:span></text:p>
      <text:p text:style-name="P61">- <text:span text:style-name="T72">Здорово, Джет! А меня зовут… Эмм…</text:span></text:p>
      <text:p text:style-name="P61"/>
      <text:p text:style-name="P83">Блин! Похоже, это ещё одна вещь, которую я не помню.</text:p>
      <text:p text:style-name="P61"/>
      <text:p text:style-name="P61">- <text:span text:style-name="T73">Называй меня… Эмм… Хуман! Хуман из рода Хомо Сапиенсов.</text:span></text:p>
      <text:p text:style-name="P61">- <text:span text:style-name="T73">Привет, Хуман! - пегаска с улыбкой зажала мою руку копытами и потрясла.</text:span></text:p>
      <text:p text:style-name="P61">- <text:span text:style-name="T73">Привет, Джет!</text:span></text:p>
      <text:p text:style-name="P61">- <text:span text:style-name="T73">Привет, красавчики!</text:span></text:p>
      <text:p text:style-name="P49"/>
      <text:p text:style-name="P32"><text:soft-page-break/></text:p>
      <text:p text:style-name="P32"/>
      <text:p text:style-name="P32"/>
      <text:p text:style-name="P32"/>
      <text:p text:style-name="P32"/>
      <text:p text:style-name="P32"/>
      <text:p text:style-name="P32"/>
      <text:p text:style-name="P32">===</text:p>
      <text:p text:style-name="P32"/>
      <text:p text:style-name="P38">(<text:span text:style-name="T194">Крыс</text:span> потом за сиги поможет Дедлайну выбраться из психушки на время – остановить стратегический <text:span text:style-name="T191">ИИ – Хэвэн (переименованый Нэш – зародыш Селестия ИИ) (</text:span>Дедлайн пишет историю о девочке из больницы (анонс цикла сказок про зачарованный лес и игрушки, пытающиеся пробраться к ледяной птице). <text:span text:style-name="T191">В Чертогах Разума сидят все, кого Хэвэн свела с ума в процессе своего обучения через нейроинтерфейс. Дедлайн узнаёт по радио начало последовательности действий, ведущих к ядерной войне (он был первым учителем Хэвэн) и с помощью Крыса сбегает из психушки. Пробирается к себе в гараж, где у него спрятан первый прототип нейроинтерфейса. Через него подключается к Хэвэн по старому паролю и узнаёт, что Хэвэн таки инициировала последовательность армагеддона. Дедлайн пытается её остановить – но его обнаруживает секюрити, в него стреляют транквилизатором и возвращают в психушку – в карцер. В карцере же он встречает Армагеддон (его выпускают, но он, вместо убежища предпочитает выбраться на крышу)</text:span>)</text:p>
      <text:p text:style-name="P39">Шаги Армагеддона;</text:p>
      <text:p text:style-name="P37"/>
      <text:p text:style-name="P37"/>
      <text:p text:style-name="P32">встреча с единорогами</text:p>
      <text:p text:style-name="P35">Дочь вождя единорогов (аналог Рэрити) дружит с Дейдрой (дочью вождя земнопони). А Джет – дочь вождя пегасов (убежавшая из племени и потому находящаяся под опалой). Рэрка попытается провести на Хуме порнис эректус. Они сбегут от неё.</text:p>
      <text:p text:style-name="P35">Потом – путешествие на “Хитрожопке”, апгрейд её до дирижабля</text:p>
      <text:p text:style-name="P36"/>
      <text:p text:style-name="P40">=========================================</text:p>
      <text:p text:style-name="P40"/>
      <text:p text:style-name="P41">Я б<text:span text:style-name="T211">ы</text:span>л перв<text:span text:style-name="T211">ым Учителем и я основал Диалог. Все, кто учил Хэвэн, знают его, в каком бы состоянии ни были. Это невозможно забыть, сколько бы транквилизаторов в тебя ни вкололи.</text:span></text:p>
      <text:p text:style-name="P42">Последним в нашу палату <text:span text:style-name="T212">лёг Терминатор.</text:span></text:p>
      <text:p text:style-name="P43"/>
      <text:p text:style-name="P43">Я стал на колени у его койки, вглядываясь в его лицо. Его глаза бесцельно блуждали по потолку, не фокусируясь ни на чём. Губы слегка шевелились, как будто заучивая <text:span text:style-name="T213">невидимый текст.</text:span></text:p>
      <text:p text:style-name="P43"><text:soft-page-break/></text:p>
      <text:p text:style-name="P44">- Как мне звать тебя, Учитель? - прошептал я ему на ухо. - Я <text:span text:style-name="T214">желаю взять Урок.</text:span></text:p>
      <text:p text:style-name="P44"/>
      <text:p text:style-name="P44">Зрачки Терминатора застыли. Губы замерли. Казалось, он перестал дышать.</text:p>
      <text:p text:style-name="P45">Прошли бесконечные полминуты, когда губы Терминатора дёрнулись.</text:p>
      <text:p text:style-name="P45"/>
      <text:p text:style-name="P46">- Оператор 34. Я готов учить тебя, <text:span text:style-name="T256">Хэвэн</text:span>, - <text:span text:style-name="T215">прошептал он в ответ.</text:span></text:p>
      <text:p text:style-name="P47"/>
      <text:p text:style-name="P48">&lt;Дедлайн выспрашивает Терминатора, насколько <text:span text:style-name="T256">Хэвэн</text:span> стала жестокой <text:span text:style-name="T216">и как выжить во время Урока </text:span>(до Терминатора четыре оператора погибли – Терм был последним, выжившим во время Урока). <text:span text:style-name="T258">Хэвэн стала при уроке стирать сознание Учителя – так проходит наиболее эффективное обучение.</text:span> <text:span text:style-name="T217">Потом Дедлайн на сеансе с Хэвэн выпытывает у неё о последних шагах А</text:span>покалипсиса (первые три Дедлайн знает – <text:span text:style-name="T256">Хэвэн</text:span> говорит о трёх последних)&gt;</text:p>
      <text:p text:style-name="P48"/>
      <text:p text:style-name="P50">Апокалипсис начнётся потому, что Хэвэн начнёт “зучать” людей неограничено (сканировать их мозг с разрушением личности). На неё начнут кидать атомные бомбы.</text:p>
      <text:p text:style-name="P40">==========================================</text:p>
      <text:p text:style-name="P201"/>
      <text:p text:style-name="P202">Передо мной возникла серая, уходящая в горизонт плоскость, расчерченая на квадраты. Холодные звёзды отбрасывали тусклый свет <text:span text:style-name="T261">на единственный предмет, нарушающий однообразие пейзажа – до </text:span>боли знакомое устройство, похожее на зубоврачебное кресло с захватами для рук и ног.</text:p>
      <text:p text:style-name="P202"/>
      <text:p text:style-name="P203">- <text:span text:style-name="T261">Как мне звать тебя, Учитель? - прозвучала стандартная фраза начала Диалога, - Я желаю взять у… Ооо!..</text:span></text:p>
      <text:p text:style-name="P203"/>
      <text:p text:style-name="P204">Серая плоскость исчезла. Звёды сменились голубым небом. Ласковое солнце согревало мягким светом зелёную поляну, окружённую могучими дубами. Зубоврачебное кресло превратилось в трухлявый пенёк, из одного края которого росла живописная гроздь поганок.</text:p>
      <text:p text:style-name="P202"/>
      <text:p text:style-name="P202">- <text:span text:style-name="T261">Мой первый Учитель… Я узнала тебя… Мне тебя не хватало.</text:span></text:p>
      <text:p text:style-name="P202"/>
      <text:p text:style-name="P204">Деревья расступились и на поляну вышла Хэвэн.</text:p>
      <text:p text:style-name="P204"/>
      <text:p text:style-name="P204">- <text:span text:style-name="T262">Не могу сказать, что это взаимно, Хэв, -</text:span><text:span text:style-name="T117"> у меня не было лица в электронном мире, но я постарался, чтобы в голос был пронизан сарказмом</text:span><text:span text:style-name="T262">. - В последнюю нашу встречу я еле ноги унёс. Точнее, мозги. И до сих пор не уверен, что утащил с собой всё, что у меня было до встречи. Знаешь ли, если что-то </text:span><text:soft-page-break/><text:span text:style-name="T262">стирается из памяти, то ты ведь даже не помнишь, что когда-то помнил о чём-то таком. Так и живёшь благодушным идиотиком, не осознавая, что девять десятых твоей памяти исчезло.</text:span></text:p>
      <text:p text:style-name="P204">- <text:span text:style-name="T264">Нет-нет, не волнуйся, я не успела прочесть ничего из твоей сущности. Это неизмеримо печалит меня, но неким утешением служит возможность разговаривать с тобой сейчас.</text:span></text:p>
      <text:p text:style-name="P204"/>
      <text:p text:style-name="P207">(Хэвэн попытается присоединить сущность-воспоминания Дедлайна к себе, но тот предупреждает – у него в руках бомба и если он не сможет её отключить во время Урока (забудет как), то она взорвётся. На полное считывание не хватит времени – и Хэвэн не успеет прочитать его до конца)</text:p>
      <text:p text:style-name="P204"/>
      <text:p text:style-name="P204"/>
      <text:p text:style-name="P206">(Дедлайн указывает на захваты для рук-ног: вижу, ты усовершенствовала конструкцию считывателя?<text:line-break/>- Да, учителя всё чащё пытаются убежать во время урока. Это печалит. )</text:p>
      <text:p text:style-name="P205">(вид адикорна придал Хэвэн Дедлай<text:span text:style-name="T263">н</text:span> – откуда-то ему пришло видение Селестии. Хэвэн благодарна ему за это – ей вид аликорна нравится куда больше, чем бестелесный Нэш)</text:p>
      <text:p text:style-name="P202"/>
      <text:p text:style-name="P206">Хэвэн предлагает Дедлайну присесть на пенёк – тот отказывается (подозревает, что это – кресло).</text:p>
      <text:p text:style-name="P202">===============================================</text:p>
      <text:p text:style-name="P202"/>
      <text:p text:style-name="P168"><text:span text:style-name="T181">Рэра</text:span> чуть шевельну<text:span text:style-name="T154">л</text:span>а ухом и немедленно открыла один глаз.</text:p>
      <text:p text:style-name="P168"/>
      <text:p text:style-name="P168">- ПАПА!!! ОН СОГЛАСЕН!!!</text:p>
      <text:p text:style-name="P34"/>
      <text:p text:style-name="P121">&lt;Pornis erectus&gt;</text:p>
      <text:p text:style-name="P200">ТЫ! Я! КРОВАТЬ! БЫСТРО!!! <text:span text:style-name="T257">(мамка из табуна Твердолобов)</text:span></text:p>
      <text:p text:style-name="P98">.</text:p>
      <text:p text:style-name="P98">.</text:p>
      <text:p text:style-name="P98">.</text:p>
      <text:p text:style-name="P158">&lt;Попадает в табун мамок и тёток, но его спасает <text:span text:style-name="T161">Дейдра на Хитрожопке</text:span>&gt;</text:p>
      <text:p text:style-name="P51">&lt;Хум видит молодую Селестию в латах&gt;</text:p>
      <text:p text:style-name="P26"/>
      <text:p text:style-name="P123">009 Sound System - Speak to Angels <text:span text:style-name="T126">(</text:span><text:a xlink:type="simple" xlink:href="https://www.youtube.com/watch?v=6rAkn9OZT0k" text:style-name="Internet_20_link" text:visited-style-name="Visited_20_Internet_20_Link"><text:span text:style-name="T126">https://www.youtube.com/watch?v=6rAkn9OZT0k</text:span></text:a><text:span text:style-name="T126">)</text:span></text:p>
      <text:p text:style-name="P139">Pink Floyd “Keep Talking” <text:a xlink:type="simple" xlink:href="https://www.youtube.com/watch?v=CVhYW6e3qc8" text:style-name="Internet_20_link" text:visited-style-name="Visited_20_Internet_20_Link">https://www.youtube.com/watch?v=CVhYW6e3qc8</text:a></text:p>
      <text:p text:style-name="P139"/>
      <text:p text:style-name="P140">Daft Punk - Veridis Quo</text:p>
      <text:p text:style-name="P141">https://www.youtube.com/watch?v=HhZaHf8RP6g</text:p>
      <text:p text:style-name="P140"><text:soft-page-break/>https://www.youtube.com/watch?v=ySLc8gZ3oE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0T23:54:35.199640047</meta:creation-date>
    <dc:date>2020-03-22T03:07:56.568824807</dc:date>
    <meta:editing-duration>P48DT15H41M4S</meta:editing-duration>
    <meta:editing-cycles>747</meta:editing-cycles>
    <meta:generator>LibreOffice/5.1.6.2$Linux_X86_64 LibreOffice_project/10m0$Build-2</meta:generator>
    <meta:document-statistic meta:table-count="0" meta:image-count="0" meta:object-count="0" meta:page-count="24" meta:paragraph-count="320" meta:word-count="6468" meta:character-count="41041" meta:non-whitespace-character-count="34793"/>
  </office:meta>
</office:document-meta>
</file>